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44cm" table:align="left"/>
    </style:style>
    <style:style style:name="Table1.A" style:family="table-column">
      <style:table-column-properties style:column-width="2.958cm"/>
    </style:style>
    <style:style style:name="Table1.B" style:family="table-column">
      <style:table-column-properties style:column-width="2.482cm"/>
    </style:style>
    <style:style style:name="Table1.A1" style:family="table-cell">
      <style:table-cell-properties style:vertical-align="middle" fo:padding="0.049cm" fo:border="none"/>
    </style:style>
    <style:style style:name="Table2" style:family="table">
      <style:table-properties style:width="7.29cm" table:align="left"/>
    </style:style>
    <style:style style:name="Table2.A" style:family="table-column">
      <style:table-column-properties style:column-width="3.6cm"/>
    </style:style>
    <style:style style:name="Table2.B" style:family="table-column">
      <style:table-column-properties style:column-width="3.69cm"/>
    </style:style>
    <style:style style:name="Table2.A1" style:family="table-cell">
      <style:table-cell-properties style:vertical-align="middle" fo:padding="0.049cm" fo:border="none"/>
    </style:style>
    <style:style style:name="Table3" style:family="table">
      <style:table-properties style:width="5.44cm" table:align="left"/>
    </style:style>
    <style:style style:name="Table3.A" style:family="table-column">
      <style:table-column-properties style:column-width="2.958cm"/>
    </style:style>
    <style:style style:name="Table3.B" style:family="table-column">
      <style:table-column-properties style:column-width="2.482cm"/>
    </style:style>
    <style:style style:name="Table3.A1" style:family="table-cell">
      <style:table-cell-properties style:vertical-align="middle" fo:padding="0.049cm" fo:border="none"/>
    </style:style>
    <style:style style:name="Table4" style:family="table">
      <style:table-properties style:width="4.313cm" table:align="left"/>
    </style:style>
    <style:style style:name="Table4.A" style:family="table-column">
      <style:table-column-properties style:column-width="2.923cm"/>
    </style:style>
    <style:style style:name="Table4.B" style:family="table-column">
      <style:table-column-properties style:column-width="1.39cm"/>
    </style:style>
    <style:style style:name="Table4.A1" style:family="table-cell">
      <style:table-cell-properties style:vertical-align="middle" fo:padding="0.049cm" fo:border="none"/>
    </style:style>
    <style:style style:name="P1" style:family="paragraph" style:parent-style-name="Standard">
      <style:text-properties officeooo:rsid="000d7087" officeooo:paragraph-rsid="000d7087"/>
    </style:style>
    <style:style style:name="P2" style:family="paragraph" style:parent-style-name="Standard">
      <style:text-properties fo:font-weight="bold" officeooo:rsid="00140394" officeooo:paragraph-rsid="00140394" style:font-weight-asian="bold" style:font-weight-complex="bold"/>
    </style:style>
    <style:style style:name="P3" style:family="paragraph" style:parent-style-name="Standard">
      <style:text-properties fo:font-weight="bold" officeooo:rsid="001439f5" officeooo:paragraph-rsid="001439f5" style:font-weight-asian="bold" style:font-weight-complex="bold"/>
    </style:style>
    <style:style style:name="P4" style:family="paragraph" style:parent-style-name="Standard">
      <style:paragraph-properties fo:text-align="center" style:justify-single-word="false"/>
      <style:text-properties fo:font-size="16pt" fo:font-weight="bold" officeooo:rsid="000d7087" officeooo:paragraph-rsid="000d7087" style:font-size-asian="16pt" style:font-weight-asian="bold" style:font-size-complex="16pt" style:font-weight-complex="bold"/>
    </style:style>
    <style:style style:name="P5" style:family="paragraph" style:parent-style-name="Standard">
      <style:text-properties officeooo:rsid="00140394" officeooo:paragraph-rsid="00140394"/>
    </style:style>
    <style:style style:name="P6" style:family="paragraph" style:parent-style-name="Standard">
      <style:text-properties officeooo:rsid="001439f5" officeooo:paragraph-rsid="001439f5"/>
    </style:style>
    <style:style style:name="P7" style:family="paragraph" style:parent-style-name="Text_20_body">
      <style:text-properties officeooo:rsid="000d7087" officeooo:paragraph-rsid="000d7087"/>
    </style:style>
    <style:style style:name="P8" style:family="paragraph" style:parent-style-name="Text_20_body">
      <style:text-properties officeooo:rsid="0020d0db" officeooo:paragraph-rsid="0020d0db"/>
    </style:style>
    <style:style style:name="P9" style:family="paragraph" style:parent-style-name="Text_20_body">
      <style:text-properties officeooo:paragraph-rsid="0020d0db"/>
    </style:style>
    <style:style style:name="P10" style:family="paragraph" style:parent-style-name="Text_20_body">
      <style:text-properties fo:font-weight="bold" officeooo:paragraph-rsid="0020d0db" style:font-weight-asian="bold" style:font-weight-complex="bold"/>
    </style:style>
    <style:style style:name="P11" style:family="paragraph" style:parent-style-name="Heading_20_2">
      <style:text-properties officeooo:rsid="001439f5" officeooo:paragraph-rsid="001439f5"/>
    </style:style>
    <style:style style:name="P12" style:family="paragraph" style:parent-style-name="Heading_20_2">
      <style:text-properties officeooo:rsid="0015965d" officeooo:paragraph-rsid="0015965d"/>
    </style:style>
    <style:style style:name="P13" style:family="paragraph" style:parent-style-name="Heading_20_1">
      <style:paragraph-properties fo:text-align="center" style:justify-single-word="false"/>
    </style:style>
    <style:style style:name="P14" style:family="paragraph" style:parent-style-name="Heading_20_1">
      <style:paragraph-properties fo:text-align="center" style:justify-single-word="false" fo:break-before="page"/>
    </style:style>
    <style:style style:name="P15" style:family="paragraph" style:parent-style-name="Heading_20_4">
      <style:text-properties officeooo:paragraph-rsid="001cea34"/>
    </style:style>
    <style:style style:name="P16" style:family="paragraph" style:parent-style-name="Horizontal_20_Line">
      <style:text-properties officeooo:rsid="000d7087" officeooo:paragraph-rsid="001cea34"/>
    </style:style>
    <style:style style:name="P17" style:family="paragraph" style:parent-style-name="Horizontal_20_Line">
      <style:text-properties officeooo:paragraph-rsid="001cea34"/>
    </style:style>
    <style:style style:name="P18" style:family="paragraph" style:parent-style-name="Horizontal_20_Line">
      <style:text-properties officeooo:paragraph-rsid="00293749"/>
    </style:style>
    <style:style style:name="P19" style:family="paragraph" style:parent-style-name="Standard">
      <style:text-properties officeooo:rsid="001439f5" officeooo:paragraph-rsid="001439f5"/>
    </style:style>
    <style:style style:name="P20" style:family="paragraph" style:parent-style-name="Standard">
      <style:text-properties officeooo:rsid="0023f779" officeooo:paragraph-rsid="0023f779"/>
    </style:style>
    <style:style style:name="P21" style:family="paragraph" style:parent-style-name="Standard">
      <style:text-properties fo:font-weight="bold" officeooo:rsid="001439f5" officeooo:paragraph-rsid="001439f5" style:font-weight-asian="bold" style:font-weight-complex="bold"/>
    </style:style>
    <style:style style:name="P22" style:family="paragraph" style:parent-style-name="Standard">
      <style:text-properties fo:font-weight="bold" officeooo:rsid="0023f779" officeooo:paragraph-rsid="0023f779" style:font-weight-asian="bold" style:font-weight-complex="bold"/>
    </style:style>
    <style:style style:name="P23" style:family="paragraph" style:parent-style-name="Standard">
      <style:text-properties style:text-underline-style="solid" style:text-underline-width="auto" style:text-underline-color="font-color" officeooo:rsid="00274d17" officeooo:paragraph-rsid="00274d17"/>
    </style:style>
    <style:style style:name="P24" style:family="paragraph" style:parent-style-name="Standard">
      <style:text-properties style:text-underline-style="solid" style:text-underline-width="auto" style:text-underline-color="font-color" fo:font-weight="normal" officeooo:rsid="0023f779" officeooo:paragraph-rsid="0023f779" style:font-weight-asian="normal" style:font-weight-complex="normal"/>
    </style:style>
    <style:style style:name="P25" style:family="paragraph" style:parent-style-name="Standard">
      <style:text-properties officeooo:paragraph-rsid="002be583"/>
    </style:style>
    <style:style style:name="P26" style:family="paragraph" style:parent-style-name="Text_20_body" style:list-style-name="L1">
      <style:text-properties officeooo:paragraph-rsid="001cea34"/>
    </style:style>
    <style:style style:name="P27" style:family="paragraph" style:parent-style-name="Text_20_body" style:list-style-name="L2">
      <style:text-properties officeooo:paragraph-rsid="001cea34"/>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text-properties officeooo:rsid="0020d0db" officeooo:paragraph-rsid="0020d0db"/>
    </style:style>
    <style:style style:name="P59" style:family="paragraph" style:parent-style-name="Text_20_body" style:list-style-name="L33"/>
    <style:style style:name="P60" style:family="paragraph" style:parent-style-name="Text_20_body" style:list-style-name="L39">
      <style:text-properties officeooo:rsid="001439f5" officeooo:paragraph-rsid="001439f5"/>
    </style:style>
    <style:style style:name="P61" style:family="paragraph" style:parent-style-name="Text_20_body" style:list-style-name="L39"/>
    <style:style style:name="P62" style:family="paragraph" style:parent-style-name="Text_20_body">
      <style:text-properties officeooo:rsid="00262381" officeooo:paragraph-rsid="00262381"/>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rsid="00293749" officeooo:paragraph-rsid="00293749" style:font-weight-asian="bold" style:font-weight-complex="bold"/>
    </style:style>
    <style:style style:name="P65" style:family="paragraph" style:parent-style-name="Text_20_body">
      <style:text-properties fo:font-weight="bold" officeooo:paragraph-rsid="002b325c" style:font-weight-asian="bold" style:font-weight-complex="bold"/>
    </style:style>
    <style:style style:name="P66" style:family="paragraph" style:parent-style-name="Text_20_body">
      <style:text-properties fo:font-weight="bold" officeooo:paragraph-rsid="002bbeac" style:font-weight-asian="bold" style:font-weight-complex="bold"/>
    </style:style>
    <style:style style:name="P67" style:family="paragraph" style:parent-style-name="Text_20_body">
      <style:text-properties fo:font-weight="bold" officeooo:paragraph-rsid="002be583" style:font-weight-asian="bold" style:font-weight-complex="bold"/>
    </style:style>
    <style:style style:name="P68" style:family="paragraph" style:parent-style-name="Text_20_body">
      <style:text-properties officeooo:paragraph-rsid="00293749"/>
    </style:style>
    <style:style style:name="P69" style:family="paragraph" style:parent-style-name="Text_20_body">
      <style:text-properties officeooo:paragraph-rsid="002b325c"/>
    </style:style>
    <style:style style:name="P70" style:family="paragraph" style:parent-style-name="Text_20_body" style:list-style-name="L41">
      <style:text-properties officeooo:paragraph-rsid="002be583"/>
    </style:style>
    <style:style style:name="P71" style:family="paragraph" style:parent-style-name="Text_20_body" style:list-style-name="L54">
      <style:text-properties officeooo:paragraph-rsid="002be583"/>
    </style:style>
    <style:style style:name="P72" style:family="paragraph" style:parent-style-name="Text_20_body" style:list-style-name="L55">
      <style:text-properties officeooo:paragraph-rsid="002be583"/>
    </style:style>
    <style:style style:name="P73" style:family="paragraph" style:parent-style-name="Text_20_body" style:list-style-name="L56">
      <style:text-properties officeooo:paragraph-rsid="002be583"/>
    </style:style>
    <style:style style:name="P74" style:family="paragraph" style:parent-style-name="Text_20_body" style:list-style-name="L57">
      <style:text-properties officeooo:paragraph-rsid="002be583"/>
    </style:style>
    <style:style style:name="P75" style:family="paragraph" style:parent-style-name="Text_20_body" style:list-style-name="L58">
      <style:text-properties officeooo:paragraph-rsid="002be583"/>
    </style:style>
    <style:style style:name="P76" style:family="paragraph" style:parent-style-name="Text_20_body" style:list-style-name="L59">
      <style:text-properties officeooo:paragraph-rsid="002be583"/>
    </style:style>
    <style:style style:name="P77" style:family="paragraph" style:parent-style-name="Text_20_body" style:list-style-name="L60">
      <style:text-properties officeooo:paragraph-rsid="002be583"/>
    </style:style>
    <style:style style:name="P78" style:family="paragraph" style:parent-style-name="Text_20_body" style:list-style-name="L61">
      <style:text-properties officeooo:paragraph-rsid="002be583"/>
    </style:style>
    <style:style style:name="P79" style:family="paragraph" style:parent-style-name="Text_20_body" style:list-style-name="L62">
      <style:text-properties officeooo:paragraph-rsid="002be583"/>
    </style:style>
    <style:style style:name="P80" style:family="paragraph" style:parent-style-name="Text_20_body" style:list-style-name="L63">
      <style:text-properties officeooo:paragraph-rsid="002be583"/>
    </style:style>
    <style:style style:name="P81" style:family="paragraph" style:parent-style-name="Text_20_body" style:list-style-name="L64">
      <style:text-properties officeooo:paragraph-rsid="002be583"/>
    </style:style>
    <style:style style:name="P82" style:family="paragraph" style:parent-style-name="Text_20_body" style:list-style-name="L65">
      <style:text-properties officeooo:paragraph-rsid="002be583"/>
    </style:style>
    <style:style style:name="P83" style:family="paragraph" style:parent-style-name="Text_20_body" style:list-style-name="L66">
      <style:text-properties officeooo:paragraph-rsid="002be583"/>
    </style:style>
    <style:style style:name="P84" style:family="paragraph" style:parent-style-name="Text_20_body" style:list-style-name="L1">
      <style:paragraph-properties fo:margin-top="0cm" fo:margin-bottom="0cm" loext:contextual-spacing="false"/>
      <style:text-properties officeooo:paragraph-rsid="001cea34"/>
    </style:style>
    <style:style style:name="P85" style:family="paragraph" style:parent-style-name="Text_20_body" style:list-style-name="L2">
      <style:paragraph-properties fo:margin-top="0cm" fo:margin-bottom="0cm" loext:contextual-spacing="false"/>
      <style:text-properties officeooo:paragraph-rsid="001cea34"/>
    </style:style>
    <style:style style:name="P86" style:family="paragraph" style:parent-style-name="Text_20_body" style:list-style-name="L7">
      <style:paragraph-properties fo:margin-top="0cm" fo:margin-bottom="0cm" loext:contextual-spacing="false"/>
    </style:style>
    <style:style style:name="P87" style:family="paragraph" style:parent-style-name="Text_20_body" style:list-style-name="L8">
      <style:paragraph-properties fo:margin-top="0cm" fo:margin-bottom="0cm" loext:contextual-spacing="false"/>
    </style:style>
    <style:style style:name="P88" style:family="paragraph" style:parent-style-name="Text_20_body" style:list-style-name="L19">
      <style:paragraph-properties fo:margin-top="0cm" fo:margin-bottom="0cm" loext:contextual-spacing="false"/>
    </style:style>
    <style:style style:name="P89" style:family="paragraph" style:parent-style-name="Text_20_body" style:list-style-name="L20">
      <style:paragraph-properties fo:margin-top="0cm" fo:margin-bottom="0cm" loext:contextual-spacing="false"/>
    </style:style>
    <style:style style:name="P90" style:family="paragraph" style:parent-style-name="Text_20_body" style:list-style-name="L29">
      <style:paragraph-properties fo:margin-top="0cm" fo:margin-bottom="0cm" loext:contextual-spacing="false"/>
    </style:style>
    <style:style style:name="P91" style:family="paragraph" style:parent-style-name="Text_20_body" style:list-style-name="L30">
      <style:paragraph-properties fo:margin-top="0cm" fo:margin-bottom="0cm" loext:contextual-spacing="false"/>
    </style:style>
    <style:style style:name="P92" style:family="paragraph" style:parent-style-name="Text_20_body" style:list-style-name="L31">
      <style:paragraph-properties fo:margin-top="0cm" fo:margin-bottom="0cm" loext:contextual-spacing="false"/>
    </style:style>
    <style:style style:name="P93" style:family="paragraph" style:parent-style-name="Text_20_body" style:list-style-name="L32">
      <style:paragraph-properties fo:margin-top="0cm" fo:margin-bottom="0cm" loext:contextual-spacing="false"/>
    </style:style>
    <style:style style:name="P94" style:family="paragraph" style:parent-style-name="Text_20_body" style:list-style-name="L33">
      <style:paragraph-properties fo:margin-top="0cm" fo:margin-bottom="0cm" loext:contextual-spacing="false"/>
    </style:style>
    <style:style style:name="P95" style:family="paragraph" style:parent-style-name="Text_20_body" style:list-style-name="L54">
      <style:paragraph-properties fo:margin-top="0cm" fo:margin-bottom="0cm" loext:contextual-spacing="false"/>
      <style:text-properties officeooo:paragraph-rsid="002be583"/>
    </style:style>
    <style:style style:name="P96" style:family="paragraph" style:parent-style-name="Text_20_body" style:list-style-name="L56">
      <style:paragraph-properties fo:margin-top="0cm" fo:margin-bottom="0cm" loext:contextual-spacing="false"/>
      <style:text-properties officeooo:paragraph-rsid="002be583"/>
    </style:style>
    <style:style style:name="P97" style:family="paragraph" style:parent-style-name="Text_20_body" style:list-style-name="L58">
      <style:paragraph-properties fo:margin-top="0cm" fo:margin-bottom="0cm" loext:contextual-spacing="false"/>
      <style:text-properties officeooo:paragraph-rsid="002be583"/>
    </style:style>
    <style:style style:name="P98" style:family="paragraph" style:parent-style-name="Text_20_body" style:list-style-name="L60">
      <style:paragraph-properties fo:margin-top="0cm" fo:margin-bottom="0cm" loext:contextual-spacing="false"/>
      <style:text-properties officeooo:paragraph-rsid="002be583"/>
    </style:style>
    <style:style style:name="P99" style:family="paragraph" style:parent-style-name="Text_20_body" style:list-style-name="L62">
      <style:paragraph-properties fo:margin-top="0cm" fo:margin-bottom="0cm" loext:contextual-spacing="false"/>
      <style:text-properties officeooo:paragraph-rsid="002be583"/>
    </style:style>
    <style:style style:name="P100" style:family="paragraph" style:parent-style-name="Text_20_body" style:list-style-name="L64">
      <style:paragraph-properties fo:margin-top="0cm" fo:margin-bottom="0cm" loext:contextual-spacing="false"/>
      <style:text-properties officeooo:paragraph-rsid="002be583"/>
    </style:style>
    <style:style style:name="P101" style:family="paragraph" style:parent-style-name="Text_20_body" style:list-style-name="L66">
      <style:paragraph-properties fo:margin-top="0cm" fo:margin-bottom="0cm" loext:contextual-spacing="false"/>
      <style:text-properties officeooo:paragraph-rsid="002be583"/>
    </style:style>
    <style:style style:name="T1" style:family="text">
      <style:text-properties officeooo:rsid="001439f5"/>
    </style:style>
    <style:style style:name="T2" style:family="text">
      <style:text-properties officeooo:rsid="0015965d"/>
    </style:style>
    <style:style style:name="T3" style:family="text">
      <style:text-properties officeooo:rsid="001cea34"/>
    </style:style>
    <style:style style:name="T4" style:family="text">
      <style:text-properties style:font-name="Liberation Serif" fo:font-size="12pt" fo:font-weight="bold" officeooo:rsid="001cea34" style:font-name-asian="Noto Serif CJK SC" style:font-size-asian="12pt" style:font-weight-asian="bold" style:font-name-complex="Lohit Devanagari" style:font-size-complex="12pt" style:font-weight-complex="bold"/>
    </style:style>
    <style:style style:name="T5" style:family="text">
      <style:text-properties style:font-name="Liberation Serif" fo:font-size="12pt" fo:font-weight="bold" officeooo:rsid="001ee7c5" style:font-name-asian="Noto Serif CJK SC" style:font-size-asian="12pt" style:font-weight-asian="bold" style:font-name-complex="Lohit Devanagari" style:font-size-complex="12pt" style:font-weight-complex="bold"/>
    </style:style>
    <style:style style:name="T6" style:family="text">
      <style:text-properties style:font-name="Liberation Serif" fo:font-size="12pt" fo:font-weight="bold" officeooo:rsid="0023344f" style:font-name-asian="Noto Serif CJK SC" style:font-size-asian="12pt" style:font-weight-asian="bold" style:font-name-complex="Lohit Devanagari" style:font-size-complex="12pt" style:font-weight-complex="bold"/>
    </style:style>
    <style:style style:name="T7" style:family="text">
      <style:text-properties style:font-name="Liberation Serif" fo:font-size="12pt" fo:font-weight="bold" officeooo:rsid="00293749" style:font-name-asian="Noto Serif CJK SC" style:font-size-asian="12pt" style:font-weight-asian="bold" style:font-name-complex="Lohit Devanagari" style:font-size-complex="12pt" style:font-weight-complex="bold"/>
    </style:style>
    <style:style style:name="T8" style:family="text">
      <style:text-properties style:font-name="Liberation Serif" fo:font-size="22pt" fo:font-weight="bold" officeooo:rsid="001cea34" style:font-name-asian="Noto Serif CJK SC" style:font-size-asian="22pt" style:font-weight-asian="bold" style:font-name-complex="Lohit Devanagari" style:font-size-complex="22pt" style:font-weight-complex="bold"/>
    </style:style>
    <style:style style:name="T9" style:family="text">
      <style:text-properties fo:font-size="22pt" style:font-size-asian="22pt" style:font-size-complex="22pt"/>
    </style:style>
    <style:style style:name="T10" style:family="text">
      <style:text-properties officeooo:rsid="001e335e"/>
    </style:style>
    <style:style style:name="T11" style:family="text">
      <style:text-properties fo:font-weight="bold" style:font-weight-asian="bold" style:font-weight-complex="bold"/>
    </style:style>
    <style:style style:name="T12" style:family="text">
      <style:text-properties officeooo:rsid="0020d0db"/>
    </style:style>
    <style:style style:name="T13" style:family="text">
      <style:text-properties officeooo:rsid="00293749"/>
    </style:style>
    <text:list-style style:name="L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APTER 8 PLANNING</text:p>
      <text:p text:style-name="P1"/>
      <text:p text:style-name="P4">Vision</text:p>
      <text:p text:style-name="P1"><text:a xlink:type="simple" xlink:href="https://compliansia.com/decoded/housing-com-startup-rise-fall/" text:style-name="Internet_20_link" text:visited-style-name="Visited_20_Internet_20_Link"/></text:p>
      <text:h text:style-name="P15" text:outline-level="4"><text:span text:style-name="Strong_20_Emphasis">Core Philosophy of XP Planning</text:span></text:h>
      <text:list xml:id="list1538709876" text:style-name="L1">
        <text:list-item>
          <text:p text:style-name="P84"><text:span text:style-name="Strong_20_Emphasis">Embracing Change:</text:span> Rather than attempting to plan for every eventuality in advance, XP focuses on welcoming surprise and identifying new opportunities. </text:p>
        </text:list-item>
        <text:list-item>
          <text:p text:style-name="P84"><text:span text:style-name="Strong_20_Emphasis">Chaos Control:</text:span> To prevent software projects from spiraling out of control as they scale, XP uses <text:span text:style-name="Strong_20_Emphasis">eight specific practices</text:span> to maintain structure while allowing flexibility. </text:p>
        </text:list-item>
        <text:list-item>
          <text:p text:style-name="P84"><text:span text:style-name="Strong_20_Emphasis">The Eight Practices:</text:span> </text:p>
          <text:list>
            <text:list-item>
              <text:p text:style-name="P84"><text:span text:style-name="Strong_20_Emphasis">Vision</text:span> (Direction and purpose). </text:p>
            </text:list-item>
            <text:list-item>
              <text:p text:style-name="P84"><text:span text:style-name="Strong_20_Emphasis">Release Planning</text:span> (The roadmap). </text:p>
            </text:list-item>
            <text:list-item>
              <text:p text:style-name="P84"><text:span text:style-name="Strong_20_Emphasis">The Planning Game</text:span> (Collaborative expertise). </text:p>
            </text:list-item>
            <text:list-item>
              <text:p text:style-name="P84"><text:span text:style-name="Strong_20_Emphasis">Risk Management</text:span> (Long-term commitments). </text:p>
            </text:list-item>
            <text:list-item>
              <text:p text:style-name="P84"><text:span text:style-name="Strong_20_Emphasis">Iteration Planning</text:span> (Structure for daily activities). </text:p>
            </text:list-item>
            <text:list-item>
              <text:p text:style-name="P84"><text:span text:style-name="Strong_20_Emphasis">Slack</text:span> (Ensuring results every iteration). </text:p>
            </text:list-item>
            <text:list-item>
              <text:p text:style-name="P84"><text:span text:style-name="Strong_20_Emphasis">Stories</text:span> (Line items in the plan). </text:p>
            </text:list-item>
            <text:list-item>
              <text:p text:style-name="P26"><text:span text:style-name="Strong_20_Emphasis">Estimating</text:span> (Predicting timelines). </text:p>
            </text:list-item>
          </text:list>
        </text:list-item>
      </text:list>
      <text:p text:style-name="P17"/>
      <text:h text:style-name="P15" text:outline-level="4"><text:span text:style-name="Strong_20_Emphasis"><text:span text:style-name="T4">Part </text:span></text:span><text:span text:style-name="Strong_20_Emphasis">1: Vision</text:span></text:h>
      <text:list xml:id="list309595846" text:style-name="L2">
        <text:list-item>
          <text:p text:style-name="P85"><text:span text:style-name="Strong_20_Emphasis">Purpose:</text:span> Vision ensures the team knows why the work is important and what success looks like. </text:p>
        </text:list-item>
        <text:list-item>
          <text:p text:style-name="P85"><text:span text:style-name="Strong_20_Emphasis">The Vision Statement:</text:span> This should be a <text:span text:style-name="Strong_20_Emphasis">living document</text:span>, ideally limited to <text:span text:style-name="Strong_20_Emphasis">one page</text:span>, that describes why a project deserves to exist. </text:p>
        </text:list-item>
        <text:list-item>
          <text:p text:style-name="P85"><text:span text:style-name="Strong_20_Emphasis">Key Components of a Vision Statement:</text:span> </text:p>
          <text:list>
            <text:list-item>
              <text:p text:style-name="P85"><text:span text:style-name="Strong_20_Emphasis">What:</text:span> The problem or opportunity addressed, expressed as an end result. </text:p>
            </text:list-item>
            <text:list-item>
              <text:p text:style-name="P85"><text:span text:style-name="Strong_20_Emphasis">Why:</text:span> Why the project is valuable to the customers and the organization. </text:p>
            </text:list-item>
            <text:list-item>
              <text:p text:style-name="P85"><text:span text:style-name="Strong_20_Emphasis">Success Criteria:</text:span> Concrete, unambiguous targets used to determine when the project has succeeded. </text:p>
            </text:list-item>
          </text:list>
        </text:list-item>
        <text:list-item>
          <text:p text:style-name="P85"><text:span text:style-name="Strong_20_Emphasis">The Product Manager’s Role:</text:span> This person must <text:span text:style-name="Strong_20_Emphasis">unify, communicate, and promote</text:span> the vision to stakeholders and the team. </text:p>
        </text:list-item>
        <text:list-item>
          <text:p text:style-name="P27"><text:span text:style-name="Strong_20_Emphasis">Promotion:</text:span> The vision statement should be posted prominently in the <text:span text:style-name="Strong_20_Emphasis">informative workspace</text:span> and used to explain story priorities. </text:p>
        </text:list-item>
      </text:list>
      <text:p text:style-name="P16"><text:a xlink:type="simple" xlink:href="https://compliansia.com/decoded/housing-com-startup-rise-fall/" text:style-name="Internet_20_link" text:visited-style-name="Visited_20_Internet_20_Link"/></text:p>
      <text:p text:style-name="P1"><text:a xlink:type="simple" xlink:href="https://compliansia.com/decoded/housing-com-startup-rise-fall/" text:style-name="Internet_20_link" text:visited-style-name="Visited_20_Internet_20_Link"/></text:p>
      <text:p text:style-name="P1"><text:a xlink:type="simple" xlink:href="https://compliansia.com/decoded/housing-com-startup-rise-fall/" text:style-name="Internet_20_link" text:visited-style-name="Visited_20_Internet_20_Link"/></text:p>
      <text:p text:style-name="P1"><text:a xlink:type="simple" xlink:href="https://compliansia.com/decoded/housing-com-startup-rise-fall/" text:style-name="Internet_20_link" text:visited-style-name="Visited_20_Internet_20_Link">https://compliansia.com/decoded/housing-com-startup-rise-fall/</text:a> </text:p>
      <text:p text:style-name="P1"/>
      <text:p text:style-name="P1"><text:a xlink:type="simple" xlink:href="https://www.youtube.com/watch?v=pQiT2U5E9tI" text:style-name="Internet_20_link" text:visited-style-name="Visited_20_Internet_20_Link">https://www.youtube.com/watch?v=pQiT2U5E9tI</text:a> </text:p>
      <text:p text:style-name="P7"/>
      <text:p text:style-name="P2">Product vision:</text:p>
      <text:p text:style-name="P5">Before a project is a project, someone in the company has an idea.</text:p>
      <text:p text:style-name="P5">projects start out as ideas focused on results.</text:p>
      <text:p text:style-name="P5"><text:soft-page-break/></text:p>
      <text:p text:style-name="P5">Somewhere in the transition from idea to project—the vision of a better future—often gets lost. Details crowd it out.</text:p>
      <text:p text:style-name="P5"/>
      <text:p text:style-name="P2">Where Visions Come From</text:p>
      <text:p text:style-name="P5">One person gets a bright idea, evangelizes it, and gets approval to pursue it. This person is a visionary.</text:p>
      <text:p text:style-name="P5"><text:span text:style-name="T1">Some times there</text:span> are multiple visionaries, each with their own unique</text:p>
      <text:p text:style-name="P5">idea of what the project should deliver.</text:p>
      <text:p text:style-name="P5"/>
      <text:p text:style-name="P5">Either way, the project needs a single vision. Someone must unify, communicate, and promote</text:p>
      <text:p text:style-name="P5">the vision to the team and to stakeholders. That someone is the product manager.</text:p>
      <text:p text:style-name="P5"/>
      <text:p text:style-name="P3">Identifying the vision</text:p>
      <text:p text:style-name="P6">If you only have one visionary, the best approach is to have that visionary act as product</text:p>
      <text:p text:style-name="P6">manager.</text:p>
      <text:p text:style-name="P6">If the visionary isn’t available to participate fully, as is often the case, someone else must be</text:p>
      <text:p text:style-name="P6">the product manager. Ask the visionary to recommend a trusted lieutenant or protégé:</text:p>
      <text:p text:style-name="P6"/>
      <text:p text:style-name="P3">Documenting the Vision</text:p>
      <text:p text:style-name="P6">After you’ve worked with visionaries to create a cohesive vision, document it in a vision</text:p>
      <text:p text:style-name="P6">statement.</text:p>
      <text:p text:style-name="P6"/>
      <text:p text:style-name="P6">Once created, the vision statement will help you maintain and promote the vision.</text:p>
      <text:p text:style-name="P6"/>
      <text:p text:style-name="P3">How to Create a Vision Statement</text:p>
      <text:p text:style-name="P6">The vision statement documents three things: what the project should accomplish, why it is</text:p>
      <text:p text:style-name="P6">valuable, and the project’s success criteria .</text:p>
      <text:p text:style-name="P6"/>
      <text:p text:style-name="P6">In the first section— what the project should accomplish—describe the</text:p>
      <text:p text:style-name="P6">problem or opportunity that the project will address, expressed as an end result</text:p>
      <text:p text:style-name="P6"/>
      <text:p text:style-name="P6">In the second section, describe why the project is valuable:</text:p>
      <text:p text:style-name="P6"/>
      <text:p text:style-name="P6">In the final section, describe the project’s success criteria : how you will know that the project</text:p>
      <text:p text:style-name="P6">has succeeded and when you will decide.</text:p>
      <text:p text:style-name="P6"/>
      <text:p text:style-name="P6"/>
      <text:p text:style-name="P6"/>
      <text:p text:style-name="P6"/>
      <text:p text:style-name="P3">Promoting the Vision</text:p>
      <text:p text:style-name="P6">After creating the vision statement, post it prominently as part of the team’s informative workspace. Use the vision to evangelize the project to stakeholders and to explain the priority (or deprioritization ) of specific stories. </text:p>
      <text:p text:style-name="P6"/>
      <text:p text:style-name="P6">Be sure to include the visionaries in product decisions. Invite them to release planning sessions.</text:p>
      <text:p text:style-name="P6"/>
      <text:h text:style-name="P12" text:outline-level="2"><text:soft-page-break/>Vision statement example:</text:h>
      <text:h text:style-name="P11" text:outline-level="2">1️<text:span text:style-name="T2">) </text:span>What Is Sasquatch?</text:h>
      <text:p text:style-name="Text_20_body">Sasquatch is a simple online tool that helps teams collaborate effectively when they are working from different locations.</text:p>
      <text:p text:style-name="Text_20_body">It allows teams to:</text:p>
      <text:list xml:id="list709849371" text:style-name="L3">
        <text:list-item>
          <text:p text:style-name="P28">Brainstorm ideas</text:p>
        </text:list-item>
        <text:list-item>
          <text:p text:style-name="P28">Prioritize tasks</text:p>
        </text:list-item>
        <text:list-item>
          <text:p text:style-name="P28">Reflect on their work</text:p>
        </text:list-item>
      </text:list>
      <text:p text:style-name="Text_20_body">It works like people sitting around a table using index cards.</text:p>
      <text:p text:style-name="Horizontal_20_Line"/>
      <text:h text:style-name="Heading_20_2" text:outline-level="2">2️<text:span text:style-name="T2">) </text:span>What Makes Sasquatch Special?</text:h>
      <text:list xml:id="list79125536" text:style-name="L4">
        <text:list-item>
          <text:p text:style-name="P29">Focuses on <text:span text:style-name="Strong_20_Emphasis">collaboration and simplicity</text:span></text:p>
        </text:list-item>
        <text:list-item>
          <text:p text:style-name="P29">Not a heavy project management tool</text:p>
        </text:list-item>
        <text:list-item>
          <text:p text:style-name="P29">Does not control people’s behavior</text:p>
        </text:list-item>
        <text:list-item>
          <text:p text:style-name="P29">Lets teams create their own rules</text:p>
        </text:list-item>
        <text:list-item>
          <text:p text:style-name="P29">Emphasizes quality over many features</text:p>
        </text:list-item>
      </text:list>
      <text:p text:style-name="Text_20_body">Instead of adding many features, the team improves and polishes existing ones.</text:p>
      <text:p text:style-name="Horizontal_20_Line"/>
      <text:h text:style-name="Heading_20_2" text:outline-level="2">3️<text:span text:style-name="T2">) </text:span>Why Is Sasquatch Valuable?</text:h>
      <text:h text:style-name="Heading_20_3" text:outline-level="3">For Customers:</text:h>
      <text:list xml:id="list1061233519" text:style-name="L5">
        <text:list-item>
          <text:p text:style-name="P30">Long-distance teamwork is difficult</text:p>
        </text:list-item>
        <text:list-item>
          <text:p text:style-name="P30">Other tools make one person control everything</text:p>
        </text:list-item>
        <text:list-item>
          <text:p text:style-name="P30">Sasquatch allows everyone to participate equally</text:p>
        </text:list-item>
        <text:list-item>
          <text:p text:style-name="P30">Makes remote collaboration smooth and enjoyable</text:p>
        </text:list-item>
      </text:list>
      <text:h text:style-name="Heading_20_3" text:outline-level="3">For the Founders:</text:h>
      <text:list xml:id="list1794100049" text:style-name="L6">
        <text:list-item>
          <text:p text:style-name="P31">It helps them build their own product company</text:p>
        </text:list-item>
        <text:list-item>
          <text:p text:style-name="P31">It gives them financial independence</text:p>
        </text:list-item>
        <text:list-item>
          <text:p text:style-name="P31">It allows them to work on something they love</text:p>
        </text:list-item>
      </text:list>
      <text:p text:style-name="Horizontal_20_Line"/>
      <text:h text:style-name="Heading_20_2" text:outline-level="2"><text:soft-page-break/>4️<text:span text:style-name="T2">) </text:span>How Will They Know It Is Successful?</text:h>
      <text:p text:style-name="Text_20_body">They plan to grow in stages:</text:p>
      <text:h text:style-name="Heading_20_3" text:outline-level="3">Stage 1:</text:h>
      <text:p text:style-name="Text_20_body">Show a demo at a major Agile event<text:line-break/>Success = Positive feedback from Agile experts</text:p>
      <text:h text:style-name="Heading_20_3" text:outline-level="3">Stage 2:</text:h>
      <text:p text:style-name="Text_20_body">Release free beta version<text:line-break/>Success = At least 10 teams use it regularly within 6 months</text:p>
      <text:h text:style-name="Heading_20_3" text:outline-level="3">Stage 3:</text:h>
      <text:p text:style-name="Text_20_body">Start charging for it<text:line-break/>Success = Earn $1,000 in first 3 months</text:p>
      <text:h text:style-name="Heading_20_3" text:outline-level="3">Stage 4:</text:h>
      <text:p text:style-name="Text_20_body">Use it as main income source<text:line-break/>Success = Meets monthly income needs within 1 year</text:p>
      <text:p text:style-name="Horizontal_20_Line"/>
      <text:h text:style-name="Heading_20_4" text:outline-level="4"><text:span text:style-name="Strong_20_Emphasis"><text:span text:style-name="T4"/></text:span></text:h>
      <text:h text:style-name="P14" text:outline-level="1"><text:span text:style-name="Strong_20_Emphasis"><text:span text:style-name="T8">Part</text:span></text:span><text:span text:style-name="Strong_20_Emphasis"><text:span text:style-name="T9"> 2: Release Planning</text:span></text:span></text:h>
      <text:list xml:id="list1340596571" text:style-name="L7">
        <text:list-item>
          <text:p text:style-name="P86"><text:span text:style-name="Strong_20_Emphasis">Goal:</text:span> Maximize <text:span text:style-name="Strong_20_Emphasis">Return on Investment (ROI)</text:span> by planning for success without the "shackles of deadlines". </text:p>
        </text:list-item>
        <text:list-item>
          <text:p text:style-name="P86"><text:span text:style-name="Strong_20_Emphasis">One Project at a Time:</text:span> Teams should avoid simultaneous projects because <text:span text:style-name="Strong_20_Emphasis">task-switching</text:span> carries a minimum 15 percent productivity penalty. </text:p>
        </text:list-item>
        <text:list-item>
          <text:p text:style-name="P86"><text:span text:style-name="Strong_20_Emphasis">Release Early, Release Often:</text:span> Releasing frequently increases value dramatically. Ordering features by value allows a project to become <text:span text:style-name="Strong_20_Emphasis">self-funding</text:span>. </text:p>
        </text:list-item>
        <text:list-item>
          <text:p text:style-name="P86"><text:span text:style-name="Strong_20_Emphasis">Minimum Marketable Features (MMFs):</text:span> The smallest set of functionality that provides value to the market. </text:p>
        </text:list-item>
        <text:list-item>
          <text:p text:style-name="P86"><text:span text:style-name="Strong_20_Emphasis">Adaptive Planning:</text:span> XP teams <text:span text:style-name="Strong_20_Emphasis">adjust the plan every iteration</text:span> to react to challenges and take advantage of new opportunities. </text:p>
        </text:list-item>
        <text:list-item>
          <text:p text:style-name="P86"><text:span text:style-name="Strong_20_Emphasis">Planning Horizons:</text:span> A tiered approach where the immediate future is planned in detail (short horizon) and the distant future is kept general (long horizon). </text:p>
          <text:list>
            <text:list-item>
              <text:p text:style-name="P86">Example: Define the vision for the whole project, but only prioritize stories for the next 1–4 iterations. </text:p>
            </text:list-item>
          </text:list>
        </text:list-item>
        <text:list-item>
          <text:p text:style-name="P32"><text:span text:style-name="Strong_20_Emphasis">Releasable Stories:</text:span> To keep options open, every story should be <text:span text:style-name="Strong_20_Emphasis">releasable on its own</text:span>, designed as a "vertical stripe" through the system (UI, logic, and database). </text:p>
          <text:p text:style-name="P32"/>
        </text:list-item>
      </text:list>
      <text:p text:style-name="Text_20_body"><text:span text:style-name="Strong_20_Emphasis">Release Planning </text:span>is a crucial practice that provides a roadmap for reaching the project's destination (its vision). It focuses on how to deliver value to stakeholders effectively and efficiently.</text:p>
      <text:p text:style-name="Text_20_body">Here are the key aspects of Release Planning as described in the text:</text:p>
      <text:list xml:id="list1948867892" text:style-name="L8">
        <text:list-item>
          <text:p text:style-name="P33"><text:span text:style-name="Strong_20_Emphasis">Purpose:</text:span> To plan for success by determining <text:span text:style-name="Emphasis">when</text:span> and <text:span text:style-name="Emphasis">what</text:span> to release, ultimately aiming to maximize return on investment and deliver value.</text:p>
        </text:list-item>
        <text:list-item>
          <text:p text:style-name="P33"><text:span text:style-name="Strong_20_Emphasis">Focus on One Project at a Time:</text:span> The text strongly advises against working on multiple projects simultaneously due to the significant cost of task-switching. Focusing on one project allows for its completion and release, increasing the total value delivered.</text:p>
        </text:list-item>
        <text:list-item>
          <text:p text:style-name="P33"><text:span text:style-name="Strong_20_Emphasis">Release Early, Release Often:</text:span> This is a core principle. Releasing early and frequently, especially by grouping the most valuable features together first, can lead to dramatic improvements in value and return on investment.</text:p>
          <text:list>
            <text:list-item>
              <text:p text:style-name="P87"><text:span text:style-name="Strong_20_Emphasis">Benefits:</text:span></text:p>
              <text:list>
                <text:list-item>
                  <text:p text:style-name="P87"><text:span text:style-name="Strong_20_Emphasis">Increased Value:</text:span> Earning revenue or benefits from completed features sooner.</text:p>
                </text:list-item>
                <text:list-item>
                  <text:p text:style-name="P87"><text:span text:style-name="Strong_20_Emphasis">Improved ROI:</text:span> Scenarios show significantly higher total revenue and net present value with frequent releases compared to infrequent, large releases.</text:p>
                </text:list-item>
                <text:list-item>
                  <text:p text:style-name="P87"><text:span text:style-name="Strong_20_Emphasis">Technical Benefits:</text:span> Makes releases less painful and reduces the risk and stress associated with large, infrequent deployments. It enables continuous integration and a 10-minute build.</text:p>
                </text:list-item>
                <text:list-item>
                  <text:p text:style-name="P87"><text:span text:style-name="Strong_20_Emphasis">Programmer Benefits:</text:span> Increases trust with stakeholders, provides quick feedback, and allows for learning and adaptation.</text:p>
                </text:list-item>
              </text:list>
            </text:list-item>
          </text:list>
        </text:list-item>
        <text:list-item>
          <text:p text:style-name="P33"><text:span text:style-name="Strong_20_Emphasis">Minimum Marketable Features (MMFs):</text:span> To release frequently, the concept of MMFs is used. An MMF is the smallest set of functionality that provides value to the market. Release <text:soft-page-break/>planning involves grouping MMFs into releases, aiming to make each feature and release as small as possible.</text:p>
        </text:list-item>
        <text:list-item>
          <text:p text:style-name="P33"><text:span text:style-name="Strong_20_Emphasis">Adapting Plans:</text:span> Release planning is not a static, one-time event. It's an ongoing process that should adapt based on stakeholder feedback collected after each release. This allows the team to cancel unimportant features and focus more effort on those that stakeholders find most valuable. The plan is a plan for learning as much as for implementation.</text:p>
        </text:list-item>
        <text:list-item>
          <text:p text:style-name="P33"><text:span text:style-name="Strong_20_Emphasis">Keeping Options Open:</text:span> A key goal is to build a plan that allows the team to release at any time. This means each story should ideally stand alone and be releasable on its own. This flexibility allows the team to seize new opportunities or react to disasters (like project cancellation) by releasing what's complete.</text:p>
        </text:list-item>
        <text:list-item>
          <text:p text:style-name="P33"><text:span text:style-name="Strong_20_Emphasis">Vertical Stripes vs. Horizontal Stripes:</text:span> To enable releasing at any time, stories should be structured as "vertical stripes" (e.g., "Process customer data," "Process shipping address," "Process billing information") which provide narrower, independent utility. This is contrasted with "horizontal stripes" (e.g., "Get data," "Validate data," "Write data") which form an all-or-nothing clump and prevent early release or review.</text:p>
        </text:list-item>
        <text:list-item>
          <text:p text:style-name="P33"><text:span text:style-name="Strong_20_Emphasis">Timeboxed Plans:</text:span> The text advocates for timeboxed plans (defining the release date in advance, with uncertain features) over scopeboxed plans (defining features in advance, with uncertain release dates). Timeboxes constrain work and force prioritization. Releases are ideally scheduled at regular intervals, no more than three months apart.</text:p>
        </text:list-item>
        <text:list-item>
          <text:p text:style-name="P33"><text:span text:style-name="Strong_20_Emphasis">Planning at the Last Responsible Moment:</text:span> To reduce waste from planning effort that might become obsolete, planning details should be deferred as long as possible. This involves using tiered planning horizons: long horizons for general plans (like the vision) and short horizons for specific, detailed plans (like current iteration tasks).</text:p>
        </text:list-item>
        <text:list-item>
          <text:p text:style-name="P33"><text:span text:style-name="Strong_20_Emphasis">"Done Done" for Releases:</text:span> Just as stories should be "done done" at the end of an iteration, features within a release should also be fully completed, including aspects like reports, administration interfaces, security, performance, UI polish, and installers.</text:p>
        </text:list-item>
      </text:list>
      <text:p text:style-name="Text_20_body">In essence, Release Planning in XP is an adaptive, iterative process focused on delivering tangible value frequently, driven by customer needs and informed by continuous learning and feedback.</text:p>
      <text:p text:style-name="Text_20_body"/>
      <text:p text:style-name="Horizontal_20_Line"/>
      <text:h text:style-name="Heading_20_2" text:outline-level="2"><text:span text:style-name="T3">1</text:span> What is Release Planning?</text:h>
      <text:p text:style-name="Text_20_body"><text:span text:style-name="Strong_20_Emphasis">Release Planning</text:span> is the process of deciding:</text:p>
      <text:list xml:id="list3424511638" text:style-name="L9">
        <text:list-item>
          <text:p text:style-name="P34">Which features (user stories) will be included in the next release</text:p>
        </text:list-item>
        <text:list-item>
          <text:p text:style-name="P34">The order in which they will be developed</text:p>
        </text:list-item>
        <text:list-item>
          <text:p text:style-name="P34">When the release will be delivered</text:p>
        </text:list-item>
      </text:list>
      <text:p text:style-name="Text_20_body">👉 In simple terms:</text:p>
      <text:p text:style-name="Quotations">Release planning decides <text:span text:style-name="Strong_20_Emphasis">what will be delivered in the next version of the product and when</text:span>.</text:p>
      <text:p text:style-name="Text_20_body"><text:soft-page-break/>It connects the <text:span text:style-name="Strong_20_Emphasis">product vision</text:span> with <text:span text:style-name="Strong_20_Emphasis">iteration work</text:span>.</text:p>
      <text:p text:style-name="Horizontal_20_Line"/>
      <text:h text:style-name="Heading_20_1" text:outline-level="1">2️ Goals of Release Planning</text:h>
      <text:p text:style-name="Text_20_body">Release planning helps teams:</text:p>
      <text:list xml:id="list3847986164" text:style-name="L10">
        <text:list-item>
          <text:p text:style-name="P35">Deliver the <text:span text:style-name="Strong_20_Emphasis">most valuable features first</text:span></text:p>
        </text:list-item>
        <text:list-item>
          <text:p text:style-name="P35">Create <text:span text:style-name="Strong_20_Emphasis">realistic release schedules</text:span></text:p>
        </text:list-item>
        <text:list-item>
          <text:p text:style-name="P35">Adapt plans when requirements change</text:p>
        </text:list-item>
        <text:list-item>
          <text:p text:style-name="P35">Balance <text:span text:style-name="Strong_20_Emphasis">business priorities</text:span> and <text:span text:style-name="Strong_20_Emphasis">development capacity</text:span></text:p>
        </text:list-item>
      </text:list>
      <text:p text:style-name="Horizontal_20_Line"/>
      <text:h text:style-name="Heading_20_1" text:outline-level="1">3️ Key Principles of Release Planning</text:h>
      <text:h text:style-name="Heading_20_3" text:outline-level="3">🔹 1. One Project at a Time</text:h>
      <text:p text:style-name="Text_20_body">Teams should focus on one project instead of multitasking across many projects.</text:p>
      <text:p text:style-name="Text_20_body">Benefits:</text:p>
      <text:list xml:id="list1475615174" text:style-name="L11">
        <text:list-item>
          <text:p text:style-name="P36">Better focus</text:p>
        </text:list-item>
        <text:list-item>
          <text:p text:style-name="P36">Faster progress</text:p>
        </text:list-item>
        <text:list-item>
          <text:p text:style-name="P36">Reduced complexity</text:p>
        </text:list-item>
      </text:list>
      <text:p text:style-name="Horizontal_20_Line"/>
      <text:h text:style-name="Heading_20_3" text:outline-level="3">🔹 2. Release Early, Release Often</text:h>
      <text:p text:style-name="Text_20_body">Instead of waiting months or years for one big release, XP encourages <text:span text:style-name="Strong_20_Emphasis">frequent releases</text:span>.</text:p>
      <text:p text:style-name="Text_20_body">Benefits:</text:p>
      <text:list xml:id="list1778171804" text:style-name="L12">
        <text:list-item>
          <text:p text:style-name="P37">Faster feedback</text:p>
        </text:list-item>
        <text:list-item>
          <text:p text:style-name="P37">Early detection of problems</text:p>
        </text:list-item>
        <text:list-item>
          <text:p text:style-name="P37">Continuous improvement</text:p>
        </text:list-item>
      </text:list>
      <text:p text:style-name="Text_20_body">Example:</text:p>
      <text:p text:style-name="Text_20_body">Instead of releasing software after <text:span text:style-name="Strong_20_Emphasis">12 months</text:span>, release smaller versions every <text:span text:style-name="Strong_20_Emphasis">2–3 months</text:span>.</text:p>
      <text:p text:style-name="Horizontal_20_Line"/>
      <text:h text:style-name="Heading_20_3" text:outline-level="3">🔹 3. Adapt Your Plans</text:h>
      <text:p text:style-name="Text_20_body">Plans should not be rigid.</text:p>
      <text:p text:style-name="Text_20_body">Teams should:</text:p>
      <text:list xml:id="list2517884405" text:style-name="L13">
        <text:list-item>
          <text:p text:style-name="P38"><text:soft-page-break/>Adjust plans based on feedback</text:p>
        </text:list-item>
        <text:list-item>
          <text:p text:style-name="P38">Respond to new requirements</text:p>
        </text:list-item>
        <text:list-item>
          <text:p text:style-name="P38">Change priorities when necessary</text:p>
        </text:list-item>
      </text:list>
      <text:p text:style-name="Text_20_body">This is called <text:span text:style-name="Strong_20_Emphasis">adaptive planning</text:span>.</text:p>
      <text:p text:style-name="Horizontal_20_Line"/>
      <text:h text:style-name="Heading_20_3" text:outline-level="3">🔹 4. Keep Your Options Open</text:h>
      <text:p text:style-name="Text_20_body">Teams should avoid making decisions too early.</text:p>
      <text:p text:style-name="Text_20_body">Decisions should be made when <text:span text:style-name="Strong_20_Emphasis">enough information is available</text:span>.</text:p>
      <text:p text:style-name="Text_20_body">This concept is called:</text:p>
      <text:p text:style-name="Quotations"><text:span text:style-name="Strong_20_Emphasis">Planning at the Last Responsible Moment</text:span></text:p>
      <text:p text:style-name="Horizontal_20_Line"/>
      <text:h text:style-name="Heading_20_1" text:outline-level="1">4️ Steps in Release Planning</text:h>
      <text:p text:style-name="Text_20_body">Release planning generally involves the following steps:</text:p>
      <text:h text:style-name="Heading_20_3" text:outline-level="3">Step 1: Identify User Stories</text:h>
      <text:p text:style-name="Text_20_body">Customers describe features as <text:span text:style-name="Strong_20_Emphasis">user stories</text:span>.</text:p>
      <text:p text:style-name="Text_20_body">Example:</text:p>
      <text:list xml:id="list4211603769" text:style-name="L14">
        <text:list-item>
          <text:p text:style-name="P39">User login</text:p>
        </text:list-item>
        <text:list-item>
          <text:p text:style-name="P39">Search products</text:p>
        </text:list-item>
        <text:list-item>
          <text:p text:style-name="P39">Online payment</text:p>
        </text:list-item>
      </text:list>
      <text:p text:style-name="Horizontal_20_Line"/>
      <text:h text:style-name="Heading_20_3" text:outline-level="3">Step 2: Estimate Stories</text:h>
      <text:p text:style-name="Text_20_body">Developers estimate the effort required for each story using <text:span text:style-name="Strong_20_Emphasis">story points</text:span>.</text:p>
      <text:p text:style-name="Text_20_body">Example:</text:p>
      <table:table table:name="Table1" table:style-name="Table1">
        <table:table-column table:style-name="Table1.A"/>
        <table:table-column table:style-name="Table1.B"/>
        <table:table-header-rows>
          <table:table-row table:style-name="TableLine94255752205952">
            <table:table-cell table:style-name="Table1.A1" office:value-type="string">
              <text:p text:style-name="Table_20_Heading">Feature</text:p>
            </table:table-cell>
            <table:table-cell table:style-name="Table1.A1" office:value-type="string">
              <text:p text:style-name="Table_20_Heading">Story Points</text:p>
            </table:table-cell>
          </table:table-row>
        </table:table-header-rows>
        <table:table-row table:style-name="TableLine94255752263872">
          <table:table-cell table:style-name="Table1.A1" office:value-type="string">
            <text:p text:style-name="Table_20_Contents">Login system</text:p>
          </table:table-cell>
          <table:table-cell table:style-name="Table1.A1" office:value-type="string">
            <text:p text:style-name="Table_20_Contents">5</text:p>
          </table:table-cell>
        </table:table-row>
        <table:table-row table:style-name="TableLine94255752264224">
          <table:table-cell table:style-name="Table1.A1" office:value-type="string">
            <text:p text:style-name="Table_20_Contents">Search function</text:p>
          </table:table-cell>
          <table:table-cell table:style-name="Table1.A1" office:value-type="string">
            <text:p text:style-name="Table_20_Contents">8</text:p>
          </table:table-cell>
        </table:table-row>
        <table:table-row table:style-name="TableLine94255752264528">
          <table:table-cell table:style-name="Table1.A1" office:value-type="string">
            <text:p text:style-name="Table_20_Contents">Payment system</text:p>
          </table:table-cell>
          <table:table-cell table:style-name="Table1.A1" office:value-type="string">
            <text:p text:style-name="Table_20_Contents">10</text:p>
          </table:table-cell>
        </table:table-row>
      </table:table>
      <text:p text:style-name="Horizontal_20_Line"/>
      <text:h text:style-name="Heading_20_3" text:outline-level="3">Step 3: Determine Team Velocity</text:h>
      <text:p text:style-name="Text_20_body">Velocity = number of story points a team completes in one iteration.</text:p>
      <text:p text:style-name="Text_20_body">Example:</text:p>
      <text:p text:style-name="Text_20_body"><text:soft-page-break/>If a team completes <text:span text:style-name="Strong_20_Emphasis">20 points per iteration</text:span>, velocity = 20.</text:p>
      <text:p text:style-name="Horizontal_20_Line"/>
      <text:h text:style-name="Heading_20_3" text:outline-level="3">Step 4: Plan the Release</text:h>
      <text:p text:style-name="Text_20_body">Using velocity, the team predicts how many iterations are needed.</text:p>
      <text:p text:style-name="Text_20_body">Example:</text:p>
      <text:p text:style-name="Text_20_body">Total stories = 60 points<text:line-break/>Velocity = 20 points per iteration</text:p>
      <text:p text:style-name="Text_20_body">Iterations needed:</text:p>
      <text:p text:style-name="Text_20_body">60 ÷ 20 = <text:span text:style-name="Strong_20_Emphasis">3 iterations</text:span></text:p>
      <text:p text:style-name="Horizontal_20_Line"/>
      <text:h text:style-name="Heading_20_1" text:outline-level="1">5️ Example</text:h>
      <text:h text:style-name="Heading_20_3" text:outline-level="3">Example: College Management System</text:h>
      <text:p text:style-name="Text_20_body">Features:</text:p>
      <text:list xml:id="list3194458358" text:style-name="L15">
        <text:list-item>
          <text:p text:style-name="P40">Student login</text:p>
        </text:list-item>
        <text:list-item>
          <text:p text:style-name="P40">Attendance system</text:p>
        </text:list-item>
        <text:list-item>
          <text:p text:style-name="P40">Assignment submission</text:p>
        </text:list-item>
        <text:list-item>
          <text:p text:style-name="P40">Fee payment</text:p>
        </text:list-item>
      </text:list>
      <text:p text:style-name="Text_20_body">Release 1 (High priority):</text:p>
      <text:list xml:id="list3198380372" text:style-name="L16">
        <text:list-item>
          <text:p text:style-name="P41">Login</text:p>
        </text:list-item>
        <text:list-item>
          <text:p text:style-name="P41">Attendance</text:p>
        </text:list-item>
      </text:list>
      <text:p text:style-name="Text_20_body">Release 2:</text:p>
      <text:list xml:id="list4253320801" text:style-name="L17">
        <text:list-item>
          <text:p text:style-name="P42">Assignment submission</text:p>
        </text:list-item>
      </text:list>
      <text:p text:style-name="Text_20_body">Release 3:</text:p>
      <text:list xml:id="list1069058700" text:style-name="L18">
        <text:list-item>
          <text:p text:style-name="P43">Fee payment</text:p>
        </text:list-item>
      </text:list>
      <text:p text:style-name="Text_20_body">This approach allows the system to be used early while improvements continue.</text:p>
      <text:p text:style-name="Horizontal_20_Line"/>
      <text:h text:style-name="Heading_20_1" text:outline-level="1">7 Release Planning vs Iteration Planning</text:h>
      <table:table table:name="Table2" table:style-name="Table2">
        <table:table-column table:style-name="Table2.A"/>
        <table:table-column table:style-name="Table2.B"/>
        <table:table-header-rows>
          <table:table-row table:style-name="TableLine94255752265296">
            <table:table-cell table:style-name="Table2.A1" office:value-type="string">
              <text:p text:style-name="Table_20_Heading">Release Planning</text:p>
            </table:table-cell>
            <table:table-cell table:style-name="Table2.A1" office:value-type="string">
              <text:p text:style-name="Table_20_Heading">Iteration Planning</text:p>
            </table:table-cell>
          </table:table-row>
        </table:table-header-rows>
        <table:table-row table:style-name="TableLine94255752320800">
          <table:table-cell table:style-name="Table2.A1" office:value-type="string">
            <text:p text:style-name="Table_20_Contents">Long-term planning</text:p>
          </table:table-cell>
          <table:table-cell table:style-name="Table2.A1" office:value-type="string">
            <text:p text:style-name="Table_20_Contents">Short-term planning</text:p>
          </table:table-cell>
        </table:table-row>
        <table:table-row table:style-name="TableLine94255752321152">
          <table:table-cell table:style-name="Table2.A1" office:value-type="string">
            <text:p text:style-name="Table_20_Contents">Focus on releases</text:p>
          </table:table-cell>
          <table:table-cell table:style-name="Table2.A1" office:value-type="string">
            <text:p text:style-name="Table_20_Contents">Focus on iterations</text:p>
          </table:table-cell>
        </table:table-row>
        <text:soft-page-break/>
        <table:table-row table:style-name="TableLine94255752321568">
          <table:table-cell table:style-name="Table2.A1" office:value-type="string">
            <text:p text:style-name="Table_20_Contents">Strategic decisions</text:p>
          </table:table-cell>
          <table:table-cell table:style-name="Table2.A1" office:value-type="string">
            <text:p text:style-name="Table_20_Contents">Task-level decisions</text:p>
          </table:table-cell>
        </table:table-row>
        <table:table-row table:style-name="TableLine94255752322288">
          <table:table-cell table:style-name="Table2.A1" office:value-type="string">
            <text:p text:style-name="Table_20_Contents">Months of work</text:p>
          </table:table-cell>
          <table:table-cell table:style-name="Table2.A1" office:value-type="string">
            <text:p text:style-name="Table_20_Contents">1–2 weeks of work</text:p>
          </table:table-cell>
        </table:table-row>
      </table:table>
      <text:p text:style-name="Horizontal_20_Line"/>
      <text:h text:style-name="Heading_20_1" text:outline-level="1"/>
      <text:p text:style-name="Text_20_body"><text:span text:style-name="Strong_20_Emphasis">Release Planning</text:span> is the process of determining which features will be included in a software release and when they will be delivered. It uses user stories, effort estimates, and team velocity to create a realistic release schedule. XP emphasizes releasing early, adapting plans based on feedback, and delivering the most valuable features first.</text:p>
      <text:h text:style-name="P13" text:outline-level="1"><text:span text:style-name="Strong_20_Emphasis"/></text:h>
      <text:h text:style-name="P14" text:outline-level="1"><text:span text:style-name="Strong_20_Emphasis">Pa</text:span><text:span text:style-name="Strong_20_Emphasis"><text:span text:style-name="T3">r</text:span></text:span><text:span text:style-name="Strong_20_Emphasis">t 3: The Planning Game</text:span></text:h>
      <text:list xml:id="list2184572655" text:style-name="L19">
        <text:list-item>
          <text:p text:style-name="P88"><text:span text:style-name="Strong_20_Emphasis">Economic Strategy:</text:span> The planning game is a structured approach to maximize gains and minimize losses based on available information. </text:p>
        </text:list-item>
        <text:list-item>
          <text:p text:style-name="P88"><text:span text:style-name="Strong_20_Emphasis">Collaboration of Experts:</text:span> </text:p>
          <text:list>
            <text:list-item>
              <text:p text:style-name="P88"><text:span text:style-name="Strong_20_Emphasis">Customers:</text:span> Most qualified to say what is important; they <text:span text:style-name="Strong_20_Emphasis">prioritize</text:span> based on value. </text:p>
            </text:list-item>
            <text:list-item>
              <text:p text:style-name="P88"><text:span text:style-name="Strong_20_Emphasis">Programmers:</text:span> Most qualified to say how long tasks take; they <text:span text:style-name="Strong_20_Emphasis">estimate</text:span> based on cost. </text:p>
            </text:list-item>
          </text:list>
        </text:list-item>
        <text:list-item>
          <text:p text:style-name="P88"><text:span text:style-name="Strong_20_Emphasis">The Process:</text:span> </text:p>
          <text:list>
            <text:list-item>
              <text:p text:style-name="P88">Anyone creates or selects a story. </text:p>
            </text:list-item>
            <text:list-item>
              <text:p text:style-name="P88">Programmers provide an estimate. </text:p>
            </text:list-item>
            <text:list-item>
              <text:p text:style-name="P88">Customers place it in the plan in relative priority order. </text:p>
            </text:list-item>
          </text:list>
        </text:list-item>
        <text:list-item>
          <text:p text:style-name="P88"><text:span text:style-name="Strong_20_Emphasis">The Miracle of Collaboration:</text:span> When programmers explain why an estimate is high, customers can often find <text:span text:style-name="Strong_20_Emphasis">cheaper, high-value alternatives</text:span> (e.g., using a timer instead of an expensive optical sensor). </text:p>
        </text:list-item>
        <text:list-item>
          <text:p text:style-name="P44"><text:span text:style-name="Strong_20_Emphasis">Tools:</text:span> Using <text:span text:style-name="Strong_20_Emphasis">index cards on a table</text:span> focuses disagreements on the work and relative priorities rather than personalities. </text:p>
        </text:list-item>
      </text:list>
      <text:p text:style-name="Text_20_body"><text:span text:style-name="Strong_20_Emphasis">he Planning Game</text:span> is a structured and collaborative approach used to construct a release plan by effectively combining the expertise of both business stakeholders (customers) and technical experts (programmers).</text:p>
      <text:p text:style-name="Text_20_body">Here's a breakdown of its key aspects:</text:p>
      <text:list xml:id="list2225580249" text:style-name="L20">
        <text:list-item>
          <text:p text:style-name="P45"><text:span text:style-name="Strong_20_Emphasis">Purpose:</text:span></text:p>
          <text:list>
            <text:list-item>
              <text:p text:style-name="P89">To create the best possible plan given the available information.</text:p>
            </text:list-item>
            <text:list-item>
              <text:p text:style-name="P89">To maximize the amount of information contributed to the plan.</text:p>
            </text:list-item>
            <text:list-item>
              <text:p text:style-name="P89">To achieve the core goal of software development: maximizing value for the customer while minimizing development costs.</text:p>
            </text:list-item>
          </text:list>
        </text:list-item>
        <text:list-item>
          <text:p text:style-name="P45"><text:span text:style-name="Strong_20_Emphasis">Participants and Their Roles:</text:span></text:p>
          <text:list>
            <text:list-item>
              <text:p text:style-name="P89"><text:span text:style-name="Strong_20_Emphasis">Customers (or Business Representatives):</text:span> They possess the primary knowledge about <text:span text:style-name="Strong_20_Emphasis">value</text:span> – what is most important and beneficial to the organization or end-users. Their role is to <text:span text:style-name="Strong_20_Emphasis">prioritize</text:span> the work.</text:p>
            </text:list-item>
            <text:list-item>
              <text:p text:style-name="P89"><text:span text:style-name="Strong_20_Emphasis">Programmers (Developers):</text:span> They possess the primary knowledge about <text:span text:style-name="Strong_20_Emphasis">cost</text:span> – what it will take to implement and maintain features (effort, complexity, time). Their role is to <text:span text:style-name="Strong_20_Emphasis">estimate</text:span> the work.</text:p>
            </text:list-item>
            <text:list-item>
              <text:p text:style-name="P89"><text:span text:style-name="Strong_20_Emphasis">Testers:</text:span> May assist but do not have an explicit role in the core Planning Game process.</text:p>
            </text:list-item>
          </text:list>
        </text:list-item>
        <text:list-item>
          <text:p text:style-name="P45"><text:span text:style-name="Strong_20_Emphasis">The Process:</text:span> The Planning Game is a cooperative effort where programmers estimate and customers prioritize. The general steps are:</text:p>
          <text:list>
            <text:list-item>
              <text:p text:style-name="P89"><text:span text:style-name="Strong_20_Emphasis">Create or Select a Story:</text:span> Anyone can propose a new piece of work (a story) or select an unplanned story.</text:p>
            </text:list-item>
            <text:list-item>
              <text:p text:style-name="P89"><text:span text:style-name="Strong_20_Emphasis">Programmers Estimate:</text:span> Programmers estimate the effort required for the story.</text:p>
            </text:list-item>
            <text:list-item>
              <text:p text:style-name="P89"><text:span text:style-name="Strong_20_Emphasis">Customers Prioritize:</text:span> Customers place the story into the plan based on its relative priority, considering its value.</text:p>
            </text:list-item>
            <text:list-item>
              <text:p text:style-name="P45"><text:soft-page-break/><text:span text:style-name="Strong_20_Emphasis">Repeat:</text:span> These steps are repeated until all stories are estimated and placed into the plan.</text:p>
            </text:list-item>
          </text:list>
          <text:p text:style-name="P45"><text:span text:style-name="Emphasis">Note:</text:span> While this is the ideal flow, the details aren't as critical as the core functions: programmers estimate, and customers prioritize. For instance, programmers might estimate a batch of stories at once for customers to prioritize later.</text:p>
        </text:list-item>
        <text:list-item>
          <text:p text:style-name="P45"><text:span text:style-name="Strong_20_Emphasis">Outcome:</text:span> The result of the Planning Game is a <text:span text:style-name="Strong_20_Emphasis">plan</text:span> – typically a single, ordered list of stories prioritized by value. Even stories of equivalent priority need to be ordered, with a random choice being acceptable if no other criteria exist.</text:p>
        </text:list-item>
        <text:list-item>
          <text:p text:style-name="P45"><text:span text:style-name="Strong_20_Emphasis">Key Principles and Benefits:</text:span></text:p>
          <text:list>
            <text:list-item>
              <text:p text:style-name="P89"><text:span text:style-name="Strong_20_Emphasis">Leveraging Expertise:</text:span> It ensures that decisions are informed by both business needs and technical realities.</text:p>
            </text:list-item>
            <text:list-item>
              <text:p text:style-name="P89"><text:span text:style-name="Strong_20_Emphasis">Collaboration:</text:span> It's a cooperative game where the entire team wins or loses together.</text:p>
            </text:list-item>
            <text:list-item>
              <text:p text:style-name="P89"><text:span text:style-name="Strong_20_Emphasis">Transparency:</text:span> Using tools like index cards spread on a table makes the scope of work and priorities visible, reducing conflict and focusing discussions on the work itself rather than personalities.</text:p>
            </text:list-item>
            <text:list-item>
              <text:p text:style-name="P89"><text:span text:style-name="Strong_20_Emphasis">"Miracle of Collaboration":</text:span> Honest and open dialogue between customers and programmers can reveal easier, less costly ways to achieve desired outcomes, effectively creating "time" (or reducing effort) out of nowhere. Programmers explain the "why" behind estimates in terms of business impact, enabling customers to make informed trade-offs.</text:p>
            </text:list-item>
            <text:list-item>
              <text:p text:style-name="P89"><text:span text:style-name="Strong_20_Emphasis">Managing Disappointment:</text:span> The game ensures that any "disappointment" (e.g., realizing a feature is too expensive or low priority) is doled out in measured doses throughout planning, rather than being saved up for a painful surprise at the end.</text:p>
            </text:list-item>
          </text:list>
        </text:list-item>
        <text:list-item>
          <text:p text:style-name="P45"><text:span text:style-name="Strong_20_Emphasis">Handling Disagreements:</text:span> Release planning can be difficult due to limited time and conflicting stakeholder priorities. The Planning Game helps manage this by:</text:p>
          <text:list>
            <text:list-item>
              <text:p text:style-name="P89">Using physical tools like index cards on a table to visualize priorities and work items, shifting conflict away from individuals and towards the plan.</text:p>
            </text:list-item>
            <text:list-item>
              <text:p text:style-name="P45">Encouraging open dialogue where programmers explain the cost/effort behind estimates, allowing customers to make informed prioritization decisions and explore alternatives.</text:p>
            </text:list-item>
          </text:list>
        </text:list-item>
      </text:list>
      <text:h text:style-name="Heading_20_1" text:outline-level="1">The Planning Game</text:h>
      <text:h text:style-name="Heading_20_2" text:outline-level="2"><text:span text:style-name="T10">1</text:span> What is The Planning Game?</text:h>
      <text:p text:style-name="Text_20_body"><text:span text:style-name="Strong_20_Emphasis">The Planning Game</text:span> is a planning technique used in <text:span text:style-name="Strong_20_Emphasis">Extreme Programming (XP)</text:span> where <text:span text:style-name="Strong_20_Emphasis">customers and developers work together</text:span> to decide what features should be built and how much work can be completed in a specific time period .</text:p>
      <text:p text:style-name="Text_20_body">👉 In simple words:</text:p>
      <text:p text:style-name="Quotations">The Planning Game helps teams decide <text:span text:style-name="Strong_20_Emphasis">what to build next and how much work they can realistically complete</text:span>.</text:p>
      <text:p text:style-name="Text_20_body"><text:soft-page-break/>It combines <text:span text:style-name="Strong_20_Emphasis">business priorities</text:span> with <text:span text:style-name="Strong_20_Emphasis">technical feasibility</text:span>.</text:p>
      <text:h text:style-name="Heading_20_1" text:outline-level="1">2️ Who Participates in the Planning Game?</text:h>
      <text:p text:style-name="Text_20_body">Two main groups participate:</text:p>
      <text:h text:style-name="Heading_20_3" text:outline-level="3">👨‍💼 Customer (Business Side)</text:h>
      <text:p text:style-name="Text_20_body">The customer decides:</text:p>
      <text:list xml:id="list646944465" text:style-name="L21">
        <text:list-item>
          <text:p text:style-name="P46">Which features are most important</text:p>
        </text:list-item>
        <text:list-item>
          <text:p text:style-name="P46">Which stories should be developed first</text:p>
        </text:list-item>
        <text:list-item>
          <text:p text:style-name="P46">The priority of work</text:p>
        </text:list-item>
      </text:list>
      <text:h text:style-name="Heading_20_3" text:outline-level="3">👨‍💻 Developers (Technical Side)</text:h>
      <text:p text:style-name="Text_20_body">Developers decide:</text:p>
      <text:list xml:id="list593230331" text:style-name="L22">
        <text:list-item>
          <text:p text:style-name="P47">How difficult the work is</text:p>
        </text:list-item>
        <text:list-item>
          <text:p text:style-name="P47">How long the work will take</text:p>
        </text:list-item>
        <text:list-item>
          <text:p text:style-name="P47">How much work can be done in an iteration</text:p>
        </text:list-item>
      </text:list>
      <text:p text:style-name="Text_20_body">Both groups collaborate to create a realistic plan.</text:p>
      <text:h text:style-name="Heading_20_1" text:outline-level="1">3️ Main Activities in the Planning Game</text:h>
      <text:p text:style-name="Text_20_body">The planning game has two main activities:</text:p>
      <text:h text:style-name="Heading_20_2" text:outline-level="2">1. Release Planning</text:h>
      <text:p text:style-name="Text_20_body">This decides:</text:p>
      <text:list xml:id="list1041850775" text:style-name="L23">
        <text:list-item>
          <text:p text:style-name="P48">What features will be included in the next release</text:p>
        </text:list-item>
        <text:list-item>
          <text:p text:style-name="P48">The order of development</text:p>
        </text:list-item>
      </text:list>
      <text:h text:style-name="Heading_20_2" text:outline-level="2">2. Iteration Planning</text:h>
      <text:p text:style-name="Text_20_body">This decides:</text:p>
      <text:list xml:id="list3475421607" text:style-name="L24">
        <text:list-item>
          <text:p text:style-name="P49">What tasks will be done in the next iteration (1–2 weeks)</text:p>
        </text:list-item>
        <text:list-item>
          <text:p text:style-name="P49">How much work the team commits to completing</text:p>
        </text:list-item>
      </text:list>
      <text:h text:style-name="Heading_20_1" text:outline-level="1">4️ Steps in the Planning Game</text:h>
      <text:h text:style-name="Heading_20_3" text:outline-level="3">Step 1: Write User Stories</text:h>
      <text:p text:style-name="Text_20_body">Customers write <text:span text:style-name="Strong_20_Emphasis">user stories</text:span> describing features.</text:p>
      <text:p text:style-name="Text_20_body"><text:soft-page-break/>Example stories:</text:p>
      <text:list xml:id="list1546231465" text:style-name="L25">
        <text:list-item>
          <text:p text:style-name="P50">User login</text:p>
        </text:list-item>
        <text:list-item>
          <text:p text:style-name="P50">Online payment</text:p>
        </text:list-item>
        <text:list-item>
          <text:p text:style-name="P50">Product search</text:p>
        </text:list-item>
      </text:list>
      <text:p text:style-name="Horizontal_20_Line"/>
      <text:h text:style-name="Heading_20_3" text:outline-level="3">Step 2: Estimate the Stories</text:h>
      <text:p text:style-name="Text_20_body">Developers estimate how much effort each story requires using <text:span text:style-name="Strong_20_Emphasis">story points</text:span>.</text:p>
      <text:p text:style-name="Text_20_body">Example:</text:p>
      <table:table table:name="Table3" table:style-name="Table3">
        <table:table-column table:style-name="Table3.A"/>
        <table:table-column table:style-name="Table3.B"/>
        <table:table-header-rows>
          <table:table-row table:style-name="TableLine94255752372640">
            <table:table-cell table:style-name="Table3.A1" office:value-type="string">
              <text:p text:style-name="Table_20_Heading">Story</text:p>
            </table:table-cell>
            <table:table-cell table:style-name="Table3.A1" office:value-type="string">
              <text:p text:style-name="Table_20_Heading">Story Points</text:p>
            </table:table-cell>
          </table:table-row>
        </table:table-header-rows>
        <table:table-row table:style-name="TableLine94255752473104">
          <table:table-cell table:style-name="Table3.A1" office:value-type="string">
            <text:p text:style-name="Table_20_Contents">Login system</text:p>
          </table:table-cell>
          <table:table-cell table:style-name="Table3.A1" office:value-type="string">
            <text:p text:style-name="Table_20_Contents">5</text:p>
          </table:table-cell>
        </table:table-row>
        <table:table-row table:style-name="TableLine94255752473456">
          <table:table-cell table:style-name="Table3.A1" office:value-type="string">
            <text:p text:style-name="Table_20_Contents">Search function</text:p>
          </table:table-cell>
          <table:table-cell table:style-name="Table3.A1" office:value-type="string">
            <text:p text:style-name="Table_20_Contents">8</text:p>
          </table:table-cell>
        </table:table-row>
        <table:table-row table:style-name="TableLine94255752473872">
          <table:table-cell table:style-name="Table3.A1" office:value-type="string">
            <text:p text:style-name="Table_20_Contents">Payment system</text:p>
          </table:table-cell>
          <table:table-cell table:style-name="Table3.A1" office:value-type="string">
            <text:p text:style-name="Table_20_Contents">10</text:p>
          </table:table-cell>
        </table:table-row>
      </table:table>
      <text:p text:style-name="Horizontal_20_Line"/>
      <text:h text:style-name="Heading_20_3" text:outline-level="3">Step 3: Determine Team Velocity</text:h>
      <text:p text:style-name="Text_20_body">Velocity = number of story points the team can complete in one iteration.</text:p>
      <text:p text:style-name="Text_20_body">Example:</text:p>
      <text:p text:style-name="Text_20_body">Team velocity = <text:span text:style-name="Strong_20_Emphasis">15 points per iteration</text:span></text:p>
      <text:p text:style-name="Horizontal_20_Line"/>
      <text:h text:style-name="Heading_20_3" text:outline-level="3">Step 4: Select Stories for the Iteration</text:h>
      <text:p text:style-name="Text_20_body">Customer chooses the most important stories that fit within the team's velocity.</text:p>
      <text:p text:style-name="Text_20_body">Example:</text:p>
      <text:p text:style-name="Text_20_body">Velocity = 15 points</text:p>
      <text:p text:style-name="Text_20_body">Selected stories:</text:p>
      <text:list xml:id="list2213408305" text:style-name="L26">
        <text:list-item>
          <text:p text:style-name="P51">Login (5)</text:p>
        </text:list-item>
        <text:list-item>
          <text:p text:style-name="P51">Search (8)</text:p>
        </text:list-item>
      </text:list>
      <text:p text:style-name="Text_20_body">Total = 13 points ✔</text:p>
      <text:p text:style-name="Text_20_body">Payment system postponed.</text:p>
      <text:h text:style-name="Heading_20_1" text:outline-level="1">5️ Example</text:h>
      <text:h text:style-name="Heading_20_3" text:outline-level="3">Example: College Library System</text:h>
      <text:p text:style-name="Text_20_body">Stories:</text:p>
      <text:list xml:id="list3878171995" text:style-name="L27">
        <text:list-item>
          <text:p text:style-name="P52">Search books</text:p>
        </text:list-item>
        <text:list-item>
          <text:p text:style-name="P52"><text:soft-page-break/>Issue books</text:p>
        </text:list-item>
        <text:list-item>
          <text:p text:style-name="P52">Return books</text:p>
        </text:list-item>
        <text:list-item>
          <text:p text:style-name="P52">Fine calculation</text:p>
        </text:list-item>
      </text:list>
      <text:p text:style-name="Text_20_body">Estimated points:</text:p>
      <table:table table:name="Table4" table:style-name="Table4">
        <table:table-column table:style-name="Table4.A"/>
        <table:table-column table:style-name="Table4.B"/>
        <table:table-header-rows>
          <table:table-row table:style-name="TableLine94255752474864">
            <table:table-cell table:style-name="Table4.A1" office:value-type="string">
              <text:p text:style-name="Table_20_Heading">Story</text:p>
            </table:table-cell>
            <table:table-cell table:style-name="Table4.A1" office:value-type="string">
              <text:p text:style-name="Table_20_Heading">Points</text:p>
            </table:table-cell>
          </table:table-row>
        </table:table-header-rows>
        <table:table-row table:style-name="TableLine94255752515888">
          <table:table-cell table:style-name="Table4.A1" office:value-type="string">
            <text:p text:style-name="Table_20_Contents">Search books</text:p>
          </table:table-cell>
          <table:table-cell table:style-name="Table4.A1" office:value-type="string">
            <text:p text:style-name="Table_20_Contents">5</text:p>
          </table:table-cell>
        </table:table-row>
        <table:table-row table:style-name="TableLine94255752516240">
          <table:table-cell table:style-name="Table4.A1" office:value-type="string">
            <text:p text:style-name="Table_20_Contents">Issue books</text:p>
          </table:table-cell>
          <table:table-cell table:style-name="Table4.A1" office:value-type="string">
            <text:p text:style-name="Table_20_Contents">8</text:p>
          </table:table-cell>
        </table:table-row>
        <table:table-row table:style-name="TableLine94255752516656">
          <table:table-cell table:style-name="Table4.A1" office:value-type="string">
            <text:p text:style-name="Table_20_Contents">Return books</text:p>
          </table:table-cell>
          <table:table-cell table:style-name="Table4.A1" office:value-type="string">
            <text:p text:style-name="Table_20_Contents">5</text:p>
          </table:table-cell>
        </table:table-row>
        <table:table-row table:style-name="TableLine94255752517376">
          <table:table-cell table:style-name="Table4.A1" office:value-type="string">
            <text:p text:style-name="Table_20_Contents">Fine calculation</text:p>
          </table:table-cell>
          <table:table-cell table:style-name="Table4.A1" office:value-type="string">
            <text:p text:style-name="Table_20_Contents">6</text:p>
          </table:table-cell>
        </table:table-row>
      </table:table>
      <text:p text:style-name="Text_20_body">Velocity = 15 points</text:p>
      <text:p text:style-name="Text_20_body">Selected for iteration:</text:p>
      <text:list xml:id="list2379660236" text:style-name="L28">
        <text:list-item>
          <text:p text:style-name="P53">Search books (5)</text:p>
        </text:list-item>
        <text:list-item>
          <text:p text:style-name="P53">Issue books (8)</text:p>
        </text:list-item>
      </text:list>
      <text:p text:style-name="Text_20_body">Remaining stories move to the next iteration.</text:p>
      <text:p text:style-name="Text_20_body">This decision process is <text:span text:style-name="Strong_20_Emphasis">The Planning Game</text:span>.</text:p>
      <text:h text:style-name="Heading_20_1" text:outline-level="1">6️ Advantages of the Planning Game</text:h>
      <text:p text:style-name="Text_20_body">The Planning Game provides:</text:p>
      <text:p text:style-name="Text_20_body">✔ Better communication between customers and developers<text:line-break/>✔ Realistic schedules<text:line-break/>✔ Clear priorities<text:line-break/>✔ Flexible planning<text:line-break/>✔ Improved project success</text:p>
      <text:p text:style-name="Horizontal_20_Line"/>
      <text:h text:style-name="Heading_20_1" text:outline-level="1"/>
      <text:p text:style-name="Text_20_body">The Planning Game is an Extreme Programming (XP) practice where customers and developers collaborate to plan software development. Customers prioritize user stories based on business value, while developers estimate the effort required. Using team velocity, the team selects stories that can be completed within an iteration or release. This approach ensures realistic planning and effective communication between business and technical teams.</text:p>
      <text:p text:style-name="Text_20_body"><text:line-break/></text:p>
      <text:p text:style-name="Horizontal_20_Line"/>
      <text:h text:style-name="Heading_20_4" text:outline-level="4"><text:soft-page-break/><text:span text:style-name="Strong_20_Emphasis"><text:span text:style-name="T5">Part </text:span></text:span><text:span text:style-name="Strong_20_Emphasis">4: Risk Management</text:span></text:h>
      <text:list xml:id="list3730352189" text:style-name="L29">
        <text:list-item>
          <text:p text:style-name="P90"><text:span text:style-name="Strong_20_Emphasis">Meeting Commitments:</text:span> XP uses risk management to make and meet long-term commitments despite the "curveballs" of life. </text:p>
        </text:list-item>
        <text:list-item>
          <text:p text:style-name="P90"><text:span text:style-name="Strong_20_Emphasis">Risk Multipliers:</text:span> Generic multipliers are applied to estimates to account for common risks like turnover or new requirements. </text:p>
          <text:list>
            <text:list-item>
              <text:p text:style-name="P90"><text:span text:style-name="Strong_20_Emphasis">Rigorous Approach:</text:span> Lower multipliers (e.g., x1.8 for 90% certainty) used if the team is "done done" every iteration. </text:p>
            </text:list-item>
            <text:list-item>
              <text:p text:style-name="P90"><text:span text:style-name="Strong_20_Emphasis">Risky Approach:</text:span> Higher multipliers (e.g., x4 for 90% certainty) used if velocity is unstable or bugs are postponed. </text:p>
            </text:list-item>
          </text:list>
        </text:list-item>
        <text:list-item>
          <text:p text:style-name="P90"><text:span text:style-name="Strong_20_Emphasis">Risk Census:</text:span> A team-wide exercise brainstorming <text:span text:style-name="Strong_20_Emphasis">catastrophes</text:span>, scenarios, and root causes. </text:p>
        </text:list-item>
        <text:list-item>
          <text:p text:style-name="P90"><text:span text:style-name="Strong_20_Emphasis">Risk Exposure:</text:span> Calculated as <text:span text:style-name="Strong_20_Emphasis">(Numerical Probability × Impact)</text:span> to determine how much time or money to set aside for contingencies. </text:p>
        </text:list-item>
        <text:list-item>
          <text:p text:style-name="P54"><text:span text:style-name="Strong_20_Emphasis">Burn-up Charts:</text:span> Used to visually show stakeholders the range of risk-adjusted points remaining and the features the team is 90% likely to deliver. </text:p>
        </text:list-item>
      </text:list>
      <text:p text:style-name="Text_20_body">Project-Specific Risks</text:p>
      <text:p text:style-name="Text_20_body">To manage these, create a risk census —that is, a list of the risks your project faces that focuses on your project’s unique risks. Remind team members that during this</text:p>
      <text:p text:style-name="Text_20_body">exercise, negative thinking is not only OK, it’s necessary. Ask them to consider ways in which</text:p>
      <text:p text:style-name="Text_20_body">the project could fail. Write several questions on the board: *</text:p>
      <text:p text:style-name="Text_20_body">1. What about the project keeps you up at night?</text:p>
      <text:p text:style-name="Text_20_body">2. Imagine it’s a year after the project’s disastrous failure and you’re being interviewed about</text:p>
      <text:p text:style-name="Text_20_body">what went wrong. What happened?</text:p>
      <text:p text:style-name="Text_20_body">3. Imagine your best dreams for the project, then write down the opposite.</text:p>
      <text:p text:style-name="Text_20_body">4. How could the project fail without anyone being at fault?</text:p>
      <text:p text:style-name="Text_20_body">5. How could the project fail if it were the stakeholders’ faults? The customers’ faults?</text:p>
      <text:p text:style-name="Text_20_body">Testers? Programmers? Management? Your fault? Etc.</text:p>
      <text:p text:style-name="Text_20_body">6. How could the project succeed but leave one specific stakeholder unsatisfied or angry?</text:p>
      <text:p text:style-name="Text_20_body">Write your answers on the cards, then read them aloud to inspire further thoughts. Once you have your list of catastrophes, brainstorm scenarios that could lead to those catastrophes. From those scenarios, imagine possible root causes. These root causes are your risks: the causes of scenarios that will lead to catastrophic results.</text:p>
      <text:p text:style-name="Text_20_body">For each risk, determine:</text:p>
      <text:p text:style-name="Text_20_body">• Estimated probability—I prefer “high,” “medium,” and “low.”</text:p>
      <text:p text:style-name="Text_20_body">• Specific impact to project if it occurs—dollars lost, days delayed, and project cancellation are common possibilities.</text:p>
      <text:p text:style-name="Text_20_body">For the risks you decide to handle, determine transition indicators, mitigation and contingency</text:p>
      <text:p text:style-name="Text_20_body">activities, and your risk exposure:</text:p>
      <text:p text:style-name="Text_20_body"><text:soft-page-break/><text:span text:style-name="T11">• Transition indicators</text:span> tell you when the risk will come true. <text:s/>For example, if your risk is “unexpected popularity causes extended downtime,” then your transition indicator might be “server utilization trend shows upcoming utilization over 80 percent.”</text:p>
      <text:p text:style-name="Text_20_body"><text:span text:style-name="T11">• Mitigation activities</text:span> reduce the impact of the risk. Mitigation happens in advance, regardless of whether the risk comes to pass. Create stories for them and add them to your release plan. To continue the example, possible stories include “support horizontal scalability” and “prepare load balancer.”</text:p>
      <text:p text:style-name="Text_20_body">• Contingency activities also reduce the impact of the risk, but they are only necessary if the risk occurs. They often depend on mitigation activities that you perform in advance. For example, “purchase more bandwidth from ISP,” “install load balancer,” and “purchase and prepare additional frontend servers.”</text:p>
      <text:p text:style-name="Text_20_body">• Risk exposure reflects how much time or money you should set aside to contain the risk. To calculate this, first estimate the numerical probability of the risk and then multiply that by the impact. When considering your impact, remember that you will have already paid for mitigation activities, but contingency activities are part of the impact. For example, you might believe that downtime due to popularity is 35 percent likely, and the impact is three days of additional programmer time and $20,000 for bandwidth, colocation fees, and new equipment. Your total risk exposure is $7,000 and one day.</text:p>
      <text:p text:style-name="Horizontal_20_Line"/>
      <text:h text:style-name="Heading_20_4" text:outline-level="4"><text:span text:style-name="Strong_20_Emphasis">VI. Practice 5: Iteration Planning</text:span></text:h>
      <text:list xml:id="list614193167" text:style-name="L30">
        <text:list-item>
          <text:p text:style-name="P91"><text:span text:style-name="Strong_20_Emphasis">The Heartbeat:</text:span> Iterations are strictly <text:span text:style-name="Strong_20_Emphasis">one-week timeboxes</text:span> where work ends at a specific completion time regardless of progress. </text:p>
        </text:list-item>
        <text:list-item>
          <text:p text:style-name="P91"><text:span text:style-name="Strong_20_Emphasis">Schedule:</text:span> Each week includes a demo, a retrospective, planning, and development. </text:p>
        </text:list-item>
        <text:list-item>
          <text:p text:style-name="P91"><text:span text:style-name="Strong_20_Emphasis">Measuring Velocity:</text:span> The amount of work (story points) the team can expect to complete, based on the <text:span text:style-name="Strong_20_Emphasis">estimated time</text:span> of stories completed in the previous iteration. </text:p>
        </text:list-item>
        <text:list-item>
          <text:p text:style-name="P91"><text:span text:style-name="Strong_20_Emphasis">Engineering Tasks:</text:span> Stories are broken down into <text:span text:style-name="Strong_20_Emphasis">programmer-centric tasks</text:span> that take a pair 1–3 hours to complete. </text:p>
        </text:list-item>
        <text:list-item>
          <text:p text:style-name="P91"><text:span text:style-name="Strong_20_Emphasis">The Commitment Ceremony:</text:span> At the end of planning, every team member must <text:span text:style-name="Strong_20_Emphasis">verbally agree</text:span> that they believe the iteration plan is achievable. </text:p>
        </text:list-item>
        <text:list-item>
          <text:p text:style-name="P55"><text:span text:style-name="Strong_20_Emphasis">Emergency Handling (The Batman):</text:span> If a team needs to support ad hoc requests, one programmer is rotated into the "Batman" role to handle chores while others focus on development. </text:p>
        </text:list-item>
      </text:list>
      <text:p text:style-name="P64">Iteration timebox:</text:p>
      <text:p text:style-name="Text_20_body">Definition: An iteration lasts exactly one week and has a strictly fixed end time. This fixed time is known as the timebox, meaning work must stop at a particular time regardless of completion status.</text:p>
      <text:p text:style-name="Text_20_body"/>
      <text:p text:style-name="Text_20_body">Purpose: Since programming schedules often slip incrementally ("death by inches"), the timebox prevents ongoing delays by forcing the team to stop work at the iteration deadline. While it doesn't prevent problems, it reveals issues promptly, allowing the team to adjust and correct course.</text:p>
      <text:p text:style-name="P68"><text:soft-page-break/>Iteration Demo: Each iteration ends with a demo of the completed work to internal stakeholders. This demo usually happens at the same time every week, often first thing in the morning to allow some buffer time the evening before for resolving issues.</text:p>
      <text:p text:style-name="P68"/>
      <text:p text:style-name="P68">Impact: With the timebox in place, the team can consistently plan one week at a time, assess progress, and maintain a steady rhythm of delivery, which is critical for managing complexity and maintaining focus.</text:p>
      <text:p text:style-name="P18"/>
      <text:p text:style-name="P63">The Iteration Schedule</text:p>
      <text:p text:style-name="Text_20_body">Iterations follow a consistent, unchanging schedule:</text:p>
      <text:p text:style-name="Text_20_body">• Demonstrate previous iteration (up to half an hour)</text:p>
      <text:p text:style-name="Text_20_body">• Hold retrospective on previous iteration (one hour)</text:p>
      <text:p text:style-name="Text_20_body">• Plan iteration (half an hour to four hours)</text:p>
      <text:p text:style-name="Text_20_body">• Commit to delivering stories (five minutes)</text:p>
      <text:p text:style-name="P63">How to Plan an Iteration</text:p>
      <text:p text:style-name="Text_20_body">After the iteration demo and retrospective are complete, iteration planning begins. Start by measuring the velocity of the previous iteration. Take all the stories that are “done done” and add up their original estimates. This number is the amount of story points you can reasonably expect to complete in the upcoming iteration.</text:p>
      <text:p text:style-name="Text_20_body">With your velocity in hand, you can select the stories to work on this iteration. Ask your customers to select the most important stories from the release plan. Select stories that exactly add up to the team’s velocity. You may need to split stories <text:s/>or include one or two less important stories to make the estimates add up perfectly.</text:p>
      <text:p text:style-name="P65">The Commitment Ceremony </text:p>
      <text:p text:style-name="Text_20_body">The Commitment Ceremony is a key practice in iteration planning that helps the team make a shared promise to deliver the planned work within the iteration. Here's how it works:</text:p>
      <text:p text:style-name="Text_20_body">- Purpose: It formalizes the team's commitment to delivering all the stories included in the iteration plan. Making a commitment means the team believes the plan is achievable and members take responsibility for completing the stories.</text:p>
      <text:p text:style-name="Text_20_body">- Process: At the end of the iteration planning meeting, gather the entire team—customers, testers, and programmers. Present the stories selected for the iteration and remind everyone that the team is about to commit to delivering these stories by the iteration's end.</text:p>
      <text:p text:style-name="Text_20_body">- Individual Agreement: Ask each team member, in turn, to verbally say whether they can commit to the plan. It is OK for someone to say "no" if they feel the plan isn't achievable.</text:p>
      <text:p text:style-name="P69">- Handling Concerns: If anyone expresses concerns or is uncomfortable committing, discuss the reasons openly as a team and adjust the plan accordingly. This promotes trust and transparency.</text:p>
      <text:p text:style-name="P69"><text:soft-page-break/>- Benefits: Commitment encourages motivation and collaboration within the team and gives people an opportunity to raise concerns early before the iteration starts. It helps ensure the team consistently delivers on its promises, building trust with stakeholders</text:p>
      <text:p text:style-name="P66">Emergency Requests</text:p>
      <text:p text:style-name="Text_20_body">Emergency Requests occur during an iteration when stakeholders introduce a new story or feature that they need urgently, even though the iteration is already in progress. These requests can disrupt the team's focus and progress because changing the plan mid-iteration typically causes interruptions, delays, and lost work. However, responsiveness to business needs is an important agile value.</text:p>
      <text:p text:style-name="Text_20_body">To handle emergency requests:</text:p>
      <text:p text:style-name="Text_20_body">- The team can agree to add the new story only if they remove an existing story of equal estimated effort, maintaining a balanced workload.</text:p>
      <text:p text:style-name="Text_20_body">- Only stories not yet started can be replaced; partially done stories are difficult to estimate and replacing them risks technical debt from unfinished code.</text:p>
      <text:p text:style-name="Text_20_body">- Teams should consider the urgency carefully; if the next iteration planning meeting is close, it may be better to wait rather than disrupt the current iteration.</text:p>
      <text:p text:style-name="P66">Batman </text:p>
      <text:p text:style-name="Text_20_body">Batman is a role created to handle such emergency requests and organizational support issues without disrupting the programmers who are working on iteration stories:</text:p>
      <text:p text:style-name="Text_20_body">- The Batman is a team member dedicated solely to managing incoming ad hoc or emergency requests during an iteration.</text:p>
      <text:p text:style-name="Text_20_body">- This person does not work on planned stories or the iteration plan, allowing other programmers to focus uninterrupted.</text:p>
      <text:p text:style-name="Text_20_body">- The Batman role should rotate among team members each iteration to prevent burnout.</text:p>
      <text:p text:style-name="Text_20_body">- If emergency request load is high, multiple Batmen may be needed.</text:p>
      <text:p text:style-name="Text_20_body">- Sometimes teams have a dedicated emergency phone line known as the "bat-phone" for these purposes.</text:p>
      <text:h text:style-name="Heading_20_4" text:outline-level="4"><text:span text:style-name="Strong_20_Emphasis">VII. P</text:span><text:span text:style-name="Strong_20_Emphasis"><text:span text:style-name="T13">art</text:span></text:span><text:span text:style-name="Strong_20_Emphasis"> 6: Slack</text:span></text:h>
      <text:list xml:id="list3213064550" text:style-name="L31">
        <text:list-item>
          <text:p text:style-name="P92"><text:span text:style-name="Strong_20_Emphasis">Stabilizing Velocity:</text:span> Slack is useful work that is not time-critical, intended to handle the <text:span text:style-name="Strong_20_Emphasis">randomness of problems</text:span> in an iteration. </text:p>
        </text:list-item>
        <text:list-item>
          <text:p text:style-name="P92"><text:span text:style-name="Strong_20_Emphasis">Technical Debt:</text:span> A good rule of thumb is to spend <text:span text:style-name="Strong_20_Emphasis">10 percent</text:span> of the iteration refactoring and cleaning up existing code. </text:p>
        </text:list-item>
        <text:list-item>
          <text:p text:style-name="P92"><text:span text:style-name="Strong_20_Emphasis">Research Time:</text:span> Setting aside half a day per week for <text:span text:style-name="Strong_20_Emphasis">self-directed research</text:span> encourages learning and provides additional slack if a commitment is at risk. </text:p>
        </text:list-item>
        <text:list-item>
          <text:p text:style-name="P56"><text:span text:style-name="Strong_20_Emphasis">Adjustment:</text:span> If an iteration commitment is at risk, the team may <text:span text:style-name="Strong_20_Emphasis">cancel research time</text:span> or postpone refactoring. </text:p>
        </text:list-item>
      </text:list>
      <text:p text:style-name="Text_20_body">How Much Slack?</text:p>
      <text:p text:style-name="Text_20_body"><text:soft-page-break/>The amount of slack you need doesn’t depend on the number of problems you face. It depends on the randomness of problems. If you always experience exactly 20 hours of problems in each iteration, your velocity will automatically compensate. However, if you experience between 20 and 30 hours of problems in each iteration, your velocity will bounce up and down. You need 10 hours of slack to stabilize your velocity and to ensure that you’ll meet your commitments. These numbers are just for illustration.</text:p>
      <text:p text:style-name="P63">Research Time</text:p>
      <text:p text:style-name="Text_20_body">To keep up with their constantly expanding field, programmers must continually improve their skills. In doing so, they will often learn things that enhance their work on the project. Dedicated research time is an excellent way to encourage learning and add additional slack into your iterations. To introduce it, set aside half a day for each programmer to conduct self-directed research on a topic of his choice. Be completely hands-off. I recommend only two rules: don’t spend this time on project stories or tasks, and don’t modify any project code.</text:p>
      <text:p text:style-name="P67">When your iteration commitment is at risk</text:p>
      <text:p text:style-name="Text_20_body">When your iteration commitment is at risk—meaning that the team realizes they might not complete all the planned stories within the iteration timebox—the following steps and considerations apply:</text:p>
      <text:p text:style-name="P25"/>
      <text:list xml:id="list3960394273" text:style-name="L41">
        <text:list-item>
          <text:p text:style-name="P70"><text:span text:style-name="Strong_20_Emphasis">Early Detection and Monitoring:</text:span> </text:p>
        </text:list-item>
      </text:list>
      <text:list xml:id="list607629206" text:style-name="L54">
        <text:list-item>
          <text:p text:style-name="P95">Regularly monitor progress during the iteration, for example, by checking if tasks have been in progress for more than a day or if fewer than half the tasks are completed by the halfway point of the iteration. Such signs can indicate problems early enough to take corrective action. </text:p>
        </text:list-item>
        <text:list-item>
          <text:p text:style-name="P71">Use visible tools like iteration planning boards to track tasks and progress daily. </text:p>
        </text:list-item>
      </text:list>
      <text:list xml:id="list3723134347" text:style-name="L55">
        <text:list-item>
          <text:p text:style-name="P72"><text:span text:style-name="Strong_20_Emphasis">Adjust the Plan to Stay on Track:</text:span> </text:p>
        </text:list-item>
      </text:list>
      <text:list xml:id="list186525995" text:style-name="L56">
        <text:list-item>
          <text:p text:style-name="P96">Explore whether you can still meet commitments by utilizing iteration slack (extra buffer time within the iteration). </text:p>
        </text:list-item>
        <text:list-item>
          <text:p text:style-name="P96">Discuss simplifying or postponing some engineering tasks to reduce workload. </text:p>
        </text:list-item>
        <text:list-item>
          <text:p text:style-name="P96">Collaborate with the on-site customers to negotiate changes such as replacing a difficult story part with something easier but still valuable. </text:p>
        </text:list-item>
        <text:list-item>
          <text:p text:style-name="P73">The goal is to keep the iteration on track without changing the iteration deadline. </text:p>
        </text:list-item>
      </text:list>
      <text:list xml:id="list203996412" text:style-name="L57">
        <text:list-item>
          <text:p text:style-name="P74"><text:span text:style-name="Strong_20_Emphasis">Reducing Scope When Necessary:</text:span> </text:p>
        </text:list-item>
      </text:list>
      <text:list xml:id="list3379950108" text:style-name="L58">
        <text:list-item>
          <text:p text:style-name="P97">If the problem is too large to absorb with slack or task reductions, the team should reduce the iteration scope. This often means splitting or removing one or more stories. </text:p>
        </text:list-item>
        <text:list-item>
          <text:p text:style-name="P75">Decisions to reduce scope must be made collaboratively and communicated clearly. </text:p>
        </text:list-item>
      </text:list>
      <text:list xml:id="list1995631844" text:style-name="L59">
        <text:list-item>
          <text:p text:style-name="P76"><text:span text:style-name="Strong_20_Emphasis">Maintain Control of the Iteration:</text:span> </text:p>
        </text:list-item>
      </text:list>
      <text:list xml:id="list793907811" text:style-name="L60">
        <text:list-item>
          <text:p text:style-name="P98">Always keep control of the current iteration, whether by replanning or changing commitments. An iteration is considered successful if it delivers all stories in the final adjusted plan, even if the plan changed during the iteration. </text:p>
        </text:list-item>
        <text:list-item>
          <text:p text:style-name="P77">Never extend the iteration deadline; the timebox must be respected to preserve velocity and predictability. </text:p>
        </text:list-item>
      </text:list>
      <text:list xml:id="list2327528998" text:style-name="L61">
        <text:list-item>
          <text:p text:style-name="P78"><text:soft-page-break/><text:span text:style-name="Strong_20_Emphasis">Communicate with Stakeholders:</text:span> </text:p>
        </text:list-item>
      </text:list>
      <text:list xml:id="list3106868369" text:style-name="L62">
        <text:list-item>
          <text:p text:style-name="P99">If the iteration plan changes, customers should inform stakeholders about what happened, why it happened, and what measures the team is taking to prevent recurrence. </text:p>
        </text:list-item>
        <text:list-item>
          <text:p text:style-name="P79">This transparency helps maintain trust despite the change. </text:p>
        </text:list-item>
      </text:list>
      <text:list xml:id="list4149792362" text:style-name="L63">
        <text:list-item>
          <text:p text:style-name="P80"><text:span text:style-name="Strong_20_Emphasis">Handling Lost Iterations:</text:span> </text:p>
        </text:list-item>
      </text:list>
      <text:list xml:id="list311460013" text:style-name="L64">
        <text:list-item>
          <text:p text:style-name="P100">Occasionally, an iteration may result in no completed stories if severe problems occur. Such an iteration can be declared a "lost iteration." </text:p>
        </text:list-item>
        <text:list-item>
          <text:p text:style-name="P81">The team rolls back changes and treats the velocity as if the iteration never happened. This should be rare (less than once per quarter). If it happens more often, it indicates deeper process or planning issues that require mentoring or intervention. </text:p>
        </text:list-item>
      </text:list>
      <text:list xml:id="list950951420" text:style-name="L65">
        <text:list-item>
          <text:p text:style-name="P82"><text:span text:style-name="Strong_20_Emphasis">Partial Stories:</text:span> </text:p>
        </text:list-item>
      </text:list>
      <text:list xml:id="list1884297298" text:style-name="L66">
        <text:list-item>
          <text:p text:style-name="P101">Partially completed stories at iteration end are a sign of planning issues and should be rare. </text:p>
        </text:list-item>
        <text:list-item>
          <text:p text:style-name="P83">Some teams delete incomplete code to avoid technical debt unless the story will be immediately continued in the next iteration. Otherwise, deleting reduces baggage and encourages clean work. </text:p>
        </text:list-item>
      </text:list>
      <text:h text:style-name="Heading_20_4" text:outline-level="4"><text:span text:style-name="Strong_20_Emphasis"><text:span text:style-name="T6">Part </text:span></text:span><text:span text:style-name="Strong_20_Emphasis">7: Stories</text:span></text:h>
      <text:list xml:id="list1415722504" text:style-name="L32">
        <text:list-item>
          <text:p text:style-name="P93"><text:span text:style-name="Strong_20_Emphasis">Definition:</text:span> Stories are <text:span text:style-name="Strong_20_Emphasis">short one- or two-line descriptions</text:span> of work intended as "promissory notes for future conversation". </text:p>
          <text:p text:style-name="P93">We plan our work in small, customer-centric pieces <text:span text:style-name="T12">called stories.</text:span></text:p>
        </text:list-item>
        <text:list-item>
          <text:p text:style-name="P93"><text:span text:style-name="Strong_20_Emphasis">Characteristics:</text:span> </text:p>
          <text:list>
            <text:list-item>
              <text:p text:style-name="P93">Represent <text:span text:style-name="Strong_20_Emphasis">customer value</text:span> in customer terminology. </text:p>
            </text:list-item>
            <text:list-item>
              <text:p text:style-name="P93">Have clear <text:span text:style-name="Strong_20_Emphasis">completion criteria</text:span>. </text:p>
            </text:list-item>
          </text:list>
        </text:list-item>
        <text:list-item>
          <text:p text:style-name="P93"><text:span text:style-name="Strong_20_Emphasis">Story Cards:</text:span> Physical <text:span text:style-name="Strong_20_Emphasis">index cards</text:span> are used because they are tactile, easy to manipulate on a board, and focus discussion on relative priorities. </text:p>
        </text:list-item>
        <text:list-item>
          <text:p text:style-name="P57"><text:span text:style-name="Strong_20_Emphasis">Sizing:</text:span> Teams should aim to complete <text:span text:style-name="Strong_20_Emphasis">4 to 10 stories per iteration</text:span>. Large stories are split and small ones are combined to maintain this flow. </text:p>
        </text:list-item>
      </text:list>
      <text:p text:style-name="Text_20_body">Everything that stakeholders want the team to produce should have a story, for example:</text:p>
      <text:p text:style-name="Text_20_body">• “Warehouse inventory report”</text:p>
      <text:p text:style-name="Text_20_body">• “Full-screen demo option for job fair”</text:p>
      <text:p text:style-name="Text_20_body">• “TPS report for upcoming investor dog-and-pony show”</text:p>
      <text:p text:style-name="Text_20_body">• “Customizable corporate branding on user login screen”</text:p>
      <text:p text:style-name="P9"><text:span text:style-name="T12">A </text:span>story is a placeholder for a detailed discussion about requirements. Customers are responsible for having the requirements details available when the rest of the team needs them. </text:p>
      <text:p text:style-name="P9">Although stories are short, they still have two important characteristics:</text:p>
      <text:p text:style-name="P9">1. Stories represent customer value and are written in the customers’ terminology. (The best stories are actually written by customers.) They describe an end-result that the customer values, not implementation details.</text:p>
      <text:p text:style-name="P9"><text:soft-page-break/>2. Stories have clear completion criteria . Customers can describe an objective test that would allow programmers to tell when they’ve successfully implemented the story. </text:p>
      <text:p text:style-name="P9">The following examples are not stories:</text:p>
      <text:p text:style-name="P9">• “Automate integration build” does not represent customer value.</text:p>
      <text:p text:style-name="P9">• “Deploy to staging server outside the firewall” describes implementation details rather than an end-result, and it doesn’t use customer terminology. “Provide demo that customer review board can use” would be better.</text:p>
      <text:p text:style-name="P9">• “Improve performance” has no clear completion criteria. Similarly, “Make it fast enough for my boss to be happy” lacks objective completion criteria. “Searches complete within one second” is better.</text:p>
      <text:p text:style-name="P9"/>
      <text:p text:style-name="P10">Splitting and Combining Stories</text:p>
      <text:p text:style-name="P9">Although stories can start at any size, it is difficult to estimate stories that are too large or too small. Split large stories; combine small ones.</text:p>
      <text:p text:style-name="P9">The right size for a story depends on your velocity. You should be able to complete 4 to 10 stories in each iteration. Split and combine stories to reach <text:s/>this goal. For example, a team with a velocity of 10 days per iteration might split stories with estimates of more than 2 days and combine stories that are less than half a day.</text:p>
      <text:p text:style-name="P8">various options for splitting stories:</text:p>
      <text:p text:style-name="P8">• Split large stories along the boundaries of the data supported by the story.</text:p>
      <text:p text:style-name="P8">• Split large stories based on the operations that are performed within the story.</text:p>
      <text:p text:style-name="P8">• Split large stories into separate CRUD (Create, Read, Update, Delete) operations.</text:p>
      <text:p text:style-name="P8">• Consider removing cross-cutting concerns (such as security, logging, error handling, and so on) and creating two versions of the story: one with and one without support for the cross-cutting concern.</text:p>
      <text:p text:style-name="P8">• Consider splitting a large story by separating the functional and nonfunctional (performance, stability, scalability, and so forth) aspects into separate stories.</text:p>
      <text:p text:style-name="P8">• Separate a large story into smaller stories if the smaller stories have different priorities.</text:p>
      <text:p text:style-name="P8">Special Stories</text:p>
      <text:p text:style-name="P62"><text:span text:style-name="T11">Documentation Stories:</text:span> Create documentation stories just like any other: make them customer-centric and make sure you can identify specific completion criteria. An example of a documentation story is “Produce user manual.”</text:p>
      <text:p text:style-name="P62"><text:span text:style-name="T11">“Nonfunctional” stories:</text:span> Performance, scalability, and stability—so-called nonfunctional requirements —should be scheduled with stories, too.</text:p>
      <text:p text:style-name="P62"><text:span text:style-name="T11">Bug stories: </text:span>Bug stories can be difficult to estimate. Often, the biggest timesink in debugging is figuring out what’s wrong, and you usually can’t estimate how long that will take. Instead, provide <text:soft-page-break/>a timeboxed estimate: “We’ll spend up to a day investigating this bug. If we haven’t fixed it by then, we’ll schedule another story.”</text:p>
      <text:p text:style-name="P62"><text:span text:style-name="T11">Spike stories </text:span>Sometimes programmers won’t be able to estimate a story because they don’t know enough about the technology required to implement the story. In this case, create a story to research that technology.</text:p>
      <text:p text:style-name="P62"/>
      <text:p text:style-name="Horizontal_20_Line"/>
      <text:h text:style-name="Heading_20_4" text:outline-level="4"><text:span text:style-name="Strong_20_Emphasis"><text:span text:style-name="T6">Part</text:span></text:span><text:span text:style-name="Strong_20_Emphasis"> 8: Estimating</text:span></text:h>
      <text:list xml:id="list619927230" text:style-name="L33">
        <text:list-item>
          <text:p text:style-name="P94"><text:span text:style-name="Strong_20_Emphasis">Ideal Engineering Days:</text:span> Estimates are made in terms of <text:span text:style-name="Strong_20_Emphasis">uninterrupted effort</text:span>, not calendar time. </text:p>
        </text:list-item>
        <text:list-item>
          <text:p text:style-name="P94"><text:span text:style-name="Strong_20_Emphasis">Consistency over Accuracy:</text:span> Individual estimates are often inaccurate, but are <text:span text:style-name="Strong_20_Emphasis">consistently inaccurate</text:span>, which allows <text:span text:style-name="Strong_20_Emphasis">velocity</text:span> to act as a scaling factor. </text:p>
        </text:list-item>
        <text:list-item>
          <text:p text:style-name="P94"><text:span text:style-name="Strong_20_Emphasis">Velocity Feedback Loop:</text:span> Velocity automatically balances workload; if a team overestimates, velocity goes up, increasing future workload to match capacity. </text:p>
        </text:list-item>
        <text:list-item>
          <text:p text:style-name="P59"><text:span text:style-name="Strong_20_Emphasis">The Rule of Thumb:</text:span> To make a good estimate, <text:span text:style-name="Strong_20_Emphasis">go with your gut</text:span>. If estimating takes more than five minutes, the team likely needs a <text:span text:style-name="Strong_20_Emphasis">customer huddle</text:span> or a <text:span text:style-name="Strong_20_Emphasis">spike story</text:span> for research. </text:p>
        </text:list-item>
      </text:list>
      <text:p text:style-name="P3">What Works (and Doesn’t) in Estimating</text:p>
      <text:p text:style-name="P6">One reason estimating is so difficult is that programmers can rarely predict how they will spend</text:p>
      <text:p text:style-name="P6">their time. A task that requires eight hours of uninterrupted concentration can take two or</text:p>
      <text:p text:style-name="P6">three days if the programmer must deal with constant interruptions. It can take even longer if</text:p>
      <text:p text:style-name="P6">the programmer works on another task at the same time.</text:p>
      <text:p text:style-name="P6"/>
      <text:p text:style-name="P6">Part of the secret to making good estimates is to predict the effort, not the calendar time, that a project will take.</text:p>
      <text:p text:style-name="P20"/>
      <text:p text:style-name="P20"/>
      <text:p text:style-name="P22">Velocity</text:p>
      <text:p text:style-name="P20">Although estimates are almost never accurate, they are consistently inaccurate. While the</text:p>
      <text:p text:style-name="P20">estimate accuracy of individual estimates is all over the map, the estimates are consistent in aggregate. Additionally, although each iteration experiences a different set of interruptions, the amount of time required for the interruptions also tends to be consistent from iteration to iteration.</text:p>
      <text:p text:style-name="P20">As a result, you can reliably convert estimates to calendar time if you aggregate all the stories</text:p>
      <text:p text:style-name="P20">in an iteration. A single scaling factor is all you need. This is where velocity comes in. Your velocity is the number of story points you can complete in an iteration.</text:p>
      <text:p text:style-name="P20"/>
      <text:p text:style-name="P20">When the team underestimates their workload, they are unable to finish all their stories by the iteration deadline. This causes their velocity to go down, which in turn reduces the team’s workload, allowing them to finish everything on time the following week.</text:p>
      <text:p text:style-name="P20"/>
      <text:p text:style-name="P20">Similarly, if the team overestimates their workload, they find themselves able to finish more</text:p>
      <text:p text:style-name="P20">stories by the iteration deadline. This causes their velocity to go up, which increases the team’s</text:p>
      <text:p text:style-name="P20">workload to match their capacity.</text:p>
      <text:p text:style-name="P20"/>
      <text:p text:style-name="P22">How to Estimate Stories</text:p>
      <text:p text:style-name="P20">Estimate stories in story points. To begin, think of a story point as an ideal day. When you start estimating a story, imagine the engineering tasks you will need to implement it. Ask your on-site <text:soft-page-break/>customers about their expectations, and focus on those things that would affect your estimate. If you encounter something that seems expensive, provide the customers with less costly alternatives.</text:p>
      <text:p text:style-name="P20"/>
      <text:p text:style-name="P22">How to Estimate Stories</text:p>
      <text:p text:style-name="P20">Estimate stories in story points. To begin, think of a story point as an ideal day. When you start estimating a story, imagine the engineering tasks you will need to implement it. Ask your on-site customers about their expectations, and focus on those things that would affect your estimate. If you encounter something that seems expensive, provide the customers with less costly alternatives.</text:p>
      <text:p text:style-name="P20"/>
      <text:p text:style-name="P22">When Estimating Is Difficult</text:p>
      <text:p text:style-name="P20">If the programmers understand the requirements and are experts in the required technology, they should be able to estimate a story in less than a minute. If the programmers need to discuss the technology, or if they need to ask questions of the customers, then estimating may take longer.</text:p>
      <text:p text:style-name="P20"/>
      <text:p text:style-name="P20">One common cause of slow estimating is inadequate customer preparation. To make their estimates, programmers often ask questions the customers haven’t considered. In some cases, customers will disagree on the answer and need to work it out.</text:p>
      <text:p text:style-name="P20"/>
      <text:p text:style-name="P20">Programmer inexperience can also cause slow estimating. If the programmers don’t understand the problem domain well, they will need to ask a lot of questions before they can make an estimate. As with inadequate customer preparation, this problem will go away in time.</text:p>
      <text:p text:style-name="P20"/>
      <text:p text:style-name="P22">Explaining Estimates</text:p>
      <text:p text:style-name="P20">It’s almost a law of physics: customers and stakeholders are invariably disappointed with the amount of features their teams can provide. Sometimes they express that disappointment out</text:p>
      <text:p text:style-name="P20">loud. The best way to deal with this is to ignore the tone and treat the comments as straightforward requests for information.</text:p>
      <text:p text:style-name="P20"/>
      <text:p text:style-name="P22">How to Improve Your Velocity</text:p>
      <text:p text:style-name="P20">Your velocity can suffer for many reasons. The following options might allow you to improve</text:p>
      <text:p text:style-name="P20">your velocity.</text:p>
      <text:p text:style-name="P20"/>
      <text:p text:style-name="P23">Pay down technical debt</text:p>
      <text:p text:style-name="P20">The most common technical problem is excessive technical debt. This has a greater impact on team productivity than any other factor does. Make code quality a priority and your velocity will improve dramatically.</text:p>
      <text:p text:style-name="P20"/>
      <text:p text:style-name="P24">Improve customer involvement</text:p>
      <text:p text:style-name="P20">If your customers aren’t available to answer questions when programmers need them, programmers have to either wait or make guesses about the answers. Both of these hurt velocity.</text:p>
      <text:p text:style-name="P20"/>
      <text:p text:style-name="P24">Support energized work</text:p>
      <text:p text:style-name="P20">Tired, burned-out programmers make costly mistakes and don’t put forth their full effort</text:p>
      <text:p text:style-name="P20"/>
      <text:p text:style-name="P24">Offload programmer duties</text:p>
      <text:p text:style-name="P20">If programmers are the constraint for your team—as this book assumes—then hand any work</text:p>
      <text:p text:style-name="P20">that other people can do to other people. Find ways to excuse programmers from unnecessary</text:p>
      <text:p text:style-name="P20">meetings, shield them from interruptions, and have somebody else take care of organizational</text:p>
      <text:p text:style-name="P20">bureaucracy such as time sheets and expense reports.</text:p>
      <text:p text:style-name="P20"/>
      <text:p text:style-name="P20"/>
      <text:p text:style-name="P20">Questions:</text:p>
      <text:list xml:id="list1739265039" text:style-name="L39">
        <text:list-item>
          <text:p text:style-name="P60"><text:soft-page-break/>What is estimating in Agile development?</text:p>
        </text:list-item>
        <text:list-item>
          <text:p text:style-name="P61">What is velocity and why is it important?</text:p>
        </text:list-item>
        <text:list-item>
          <text:p text:style-name="P61">Why do Agile teams use story points instead of hours?</text:p>
        </text:list-item>
        <text:list-item>
          <text:p text:style-name="P61">What factors make estimating difficult?</text:p>
        </text:list-item>
        <text:list-item>
          <text:p text:style-name="P61">How can a team improve its velocity?</text:p>
        </text:list-item>
      </text:list>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2-20T12:46:56.010192041</meta:creation-date>
    <dc:date>2026-03-09T12:37:17.035449600</dc:date>
    <meta:editing-duration>PT6H29M33S</meta:editing-duration>
    <meta:editing-cycles>12</meta:editing-cycles>
    <meta:generator>LibreOffice/6.4.7.2$Linux_X86_64 LibreOffice_project/40$Build-2</meta:generator>
    <meta:document-statistic meta:table-count="4" meta:image-count="0" meta:object-count="0" meta:page-count="25" meta:paragraph-count="533" meta:word-count="7014" meta:character-count="43951" meta:non-whitespace-character-count="37578"/>
  </office:meta>
</office:document-meta>
</file>